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690000046917025F4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OpenSymbol" svg:font-family="OpenSymbol"/>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3" style:family="table-cell">
      <style:table-cell-properties fo:padding="0.097cm" fo:border-left="none" fo:border-right="none" fo:border-top="0.002cm solid #000000" fo:border-bottom="0.002cm solid #000000"/>
    </style:style>
    <style:style style:name="Table22.A4"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left="none" fo:border-right="none" fo:border-top="none" fo:border-bottom="0.002cm solid #000000"/>
    </style:style>
    <style:style style:name="Table6" style:family="table">
      <style:table-properties style:width="14.577cm" fo:margin-left="2.99cm" fo:margin-right="0.023cm" table:align="margins"/>
    </style:style>
    <style:style style:name="Table6.A" style:family="table-column">
      <style:table-column-properties style:column-width="0.49cm" style:rel-column-width="2208*"/>
    </style:style>
    <style:style style:name="Table6.B" style:family="table-column">
      <style:table-column-properties style:column-width="14.086cm" style:rel-column-width="63327*"/>
    </style:style>
    <style:style style:name="Table6.A1" style:family="table-cell">
      <style:table-cell-properties fo:background-color="#000000" fo:padding="0.097cm" fo:border-left="none" fo:border-right="none" fo:border-top="0.002cm solid #000000" fo:border-bottom="0.002cm solid #000000">
        <style:background-image/>
      </style:table-cell-properties>
    </style:style>
    <style:style style:name="Table6.B1" style:family="table-cell">
      <style:table-cell-properties fo:padding="0.097cm" fo:border-left="none" fo:border-right="none" fo:border-top="0.002cm solid #000000" fo:border-bottom="0.002cm solid #000000"/>
    </style:style>
    <style:style style:name="Table6.A2" style:family="table-cell">
      <style:table-cell-properties fo:background-color="#000000" fo:padding="0.097cm" fo:border-left="none" fo:border-right="none" fo:border-top="none" fo:border-bottom="0.002cm solid #000000">
        <style:background-image/>
      </style:table-cell-properties>
    </style:style>
    <style:style style:name="Table6.B2" style:family="table-cell">
      <style:table-cell-properties fo:padding="0.097cm" fo:border-left="none" fo:border-right="none" fo:border-top="none" fo:border-bottom="0.002cm solid #000000"/>
    </style:style>
    <style:style style:name="Table4" style:family="table">
      <style:table-properties style:width="14.568cm" fo:margin-left="2.99cm" fo:margin-right="0.032cm" table:align="margins"/>
    </style:style>
    <style:style style:name="Table4.A" style:family="table-column">
      <style:table-column-properties style:column-width="0.466cm" style:rel-column-width="2094*"/>
    </style:style>
    <style:style style:name="Table4.B" style:family="table-column">
      <style:table-column-properties style:column-width="7.006cm" style:rel-column-width="31517*"/>
    </style:style>
    <style:style style:name="Table4.C" style:family="table-column">
      <style:table-column-properties style:column-width="7.096cm" style:rel-column-width="31924*"/>
    </style:style>
    <style:style style:name="Table4.A1" style:family="table-cell">
      <style:table-cell-properties fo:background-color="#000000" fo:padding="0.097cm" fo:border-left="none" fo:border-right="none" fo:border-top="0.002cm solid #000000" fo:border-bottom="0.002cm solid #000000">
        <style:background-image/>
      </style:table-cell-properties>
    </style:style>
    <style:style style:name="Table4.B1" style:family="table-cell">
      <style:table-cell-properties fo:padding="0.097cm" fo:border-left="none" fo:border-right="none" fo:border-top="0.002cm solid #000000" fo:border-bottom="0.002cm solid #000000"/>
    </style:style>
    <style:style style:name="Table4.A2" style:family="table-cell">
      <style:table-cell-properties fo:background-color="#000000" fo:padding="0.097cm" fo:border-left="none" fo:border-right="none" fo:border-top="none" fo:border-bottom="0.002cm solid #000000">
        <style:background-image/>
      </style:table-cell-properties>
    </style:style>
    <style:style style:name="Table4.B2" style:family="table-cell">
      <style:table-cell-properties fo:padding="0.097cm" fo:border-left="none" fo:border-right="none" fo:border-top="none" fo:border-bottom="0.002cm solid #000000"/>
    </style:style>
    <style:style style:name="Table26" style:family="table">
      <style:table-properties style:width="14.564cm" fo:margin-left="3.014cm" fo:margin-right="0.011cm" fo:break-before="auto" fo:break-after="auto" table:align="margins" fo:background-color="transparent" fo:keep-with-next="auto" style:may-break-between-rows="true" style:writing-mode="page">
        <style:background-image/>
      </style:table-properties>
    </style:style>
    <style:style style:name="Table26.A" style:family="table-column">
      <style:table-column-properties style:column-width="0.441cm" style:rel-column-width="1984*"/>
    </style:style>
    <style:style style:name="Table26.B" style:family="table-column">
      <style:table-column-properties style:column-width="5.015cm" style:rel-column-width="22564*"/>
    </style:style>
    <style:style style:name="Table26.C" style:family="table-column">
      <style:table-column-properties style:column-width="9.109cm" style:rel-column-width="40987*"/>
    </style:style>
    <style:style style:name="Table26.A1" style:family="table-cell">
      <style:table-cell-properties fo:background-color="#000000" fo:padding="0.097cm" fo:border-left="none" fo:border-right="none" fo:border-top="0.002cm solid #000000" fo:border-bottom="none">
        <style:background-image/>
      </style:table-cell-properties>
    </style:style>
    <style:style style:name="Table26.B1" style:family="table-cell">
      <style:table-cell-properties fo:padding="0.097cm" fo:border-left="none" fo:border-right="none" fo:border-top="0.002cm solid #000000" fo:border-bottom="none"/>
    </style:style>
    <style:style style:name="Table26.2" style:family="table-row">
      <style:table-row-properties fo:background-color="transparent" style:keep-together="true" fo:keep-together="auto">
        <style:background-image/>
      </style:table-row-properties>
    </style:style>
    <style:style style:name="Table26.A2" style:family="table-cell">
      <style:table-cell-properties fo:background-color="#000000" fo:padding="0.097cm" fo:border="none">
        <style:background-image/>
      </style:table-cell-properties>
    </style:style>
    <style:style style:name="Table26.B2" style:family="table-cell">
      <style:table-cell-properties style:vertical-align="" fo:background-color="transparent" fo:padding="0.097cm" fo:border="none" style:writing-mode="page">
        <style:background-image/>
      </style:table-cell-properties>
    </style:style>
    <style:style style:name="Table26.B3" style:family="table-cell">
      <style:table-cell-properties fo:padding="0.097cm" fo:border="none"/>
    </style:style>
    <style:style style:name="Table5" style:family="table">
      <style:table-properties style:width="14.564cm" fo:margin-left="3.014cm" fo:margin-right="0.011cm"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441cm" style:rel-column-width="1985*"/>
    </style:style>
    <style:style style:name="Table5.B" style:family="table-column">
      <style:table-column-properties style:column-width="6.593cm" style:rel-column-width="29666*"/>
    </style:style>
    <style:style style:name="Table5.C" style:family="table-column">
      <style:table-column-properties style:column-width="7.53cm" style:rel-column-width="33884*"/>
    </style:style>
    <style:style style:name="Table5.1" style:family="table-row">
      <style:table-row-properties fo:background-color="transparent" style:keep-together="true" fo:keep-together="auto">
        <style:background-image/>
      </style:table-row-properties>
    </style:style>
    <style:style style:name="Table5.A1"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5.B1" style:family="table-cell">
      <style:table-cell-properties style:vertical-align="" fo:background-color="transparent" fo:padding="0.097cm" fo:border-left="none" fo:border-right="none" fo:border-top="0.002cm solid #000000" fo:border-bottom="0.002cm solid #000000" style:writing-mode="page">
        <style:background-image/>
      </style:table-cell-properties>
    </style:style>
    <style:style style:name="Table5.A2" style:family="table-cell">
      <style:table-cell-properties fo:background-color="#000000" fo:padding="0.097cm" fo:border-left="none" fo:border-right="none" fo:border-top="0.002cm solid #000000" fo:border-bottom="0.002cm solid #000000">
        <style:background-image/>
      </style:table-cell-properties>
    </style:style>
    <style:style style:name="Table5.B2" style:family="table-cell">
      <style:table-cell-properties fo:padding="0.097cm" fo:border-left="none" fo:border-right="none" fo:border-top="0.002cm solid #000000" fo:border-bottom="0.002cm solid #000000"/>
    </style:style>
    <style:style style:name="Table5.A3" style:family="table-cell">
      <style:table-cell-properties fo:background-color="#000000" fo:padding="0.097cm" fo:border-left="none" fo:border-right="none" fo:border-top="none" fo:border-bottom="0.002cm solid #000000">
        <style:background-image/>
      </style:table-cell-properties>
    </style:style>
    <style:style style:name="Table5.B3" style:family="table-cell">
      <style:table-cell-properties fo:padding="0.097cm" fo:border-left="none" fo:border-right="none" fo:border-top="none" fo:border-bottom="0.002cm solid #000000"/>
    </style:style>
    <style:style style:name="Table24" style:family="table">
      <style:table-properties style:width="14.564cm" fo:margin-left="3.014cm" fo:margin-right="0.011cm" table:align="margins"/>
    </style:style>
    <style:style style:name="Table24.A" style:family="table-column">
      <style:table-column-properties style:column-width="0.441cm" style:rel-column-width="1984*"/>
    </style:style>
    <style:style style:name="Table24.B" style:family="table-column">
      <style:table-column-properties style:column-width="4.563cm" style:rel-column-width="20532*"/>
    </style:style>
    <style:style style:name="Table24.C" style:family="table-column">
      <style:table-column-properties style:column-width="9.56cm" style:rel-column-width="43019*"/>
    </style:style>
    <style:style style:name="Table24.A1" style:family="table-cell">
      <style:table-cell-properties fo:background-color="#000000" fo:padding="0.097cm" fo:border-left="none" fo:border-right="none" fo:border-top="0.002cm solid #000000" fo:border-bottom="0.002cm solid #000000">
        <style:background-image/>
      </style:table-cell-properties>
    </style:style>
    <style:style style:name="Table24.B1" style:family="table-cell">
      <style:table-cell-properties fo:padding="0.097cm" fo:border-left="none" fo:border-right="none" fo:border-top="0.002cm solid #000000" fo:border-bottom="0.002cm solid #000000"/>
    </style:style>
    <style:style style:name="Table24.A2" style:family="table-cell">
      <style:table-cell-properties fo:background-color="#000000" fo:padding="0.097cm" fo:border-left="none" fo:border-right="none" fo:border-top="none" fo:border-bottom="0.002cm solid #000000">
        <style:background-image/>
      </style:table-cell-properties>
    </style:style>
    <style:style style:name="Table24.B2" style:family="table-cell">
      <style:table-cell-properties fo:padding="0.097cm" fo:border-left="none" fo:border-right="none" fo:border-top="none" fo:border-bottom="0.002cm solid #000000"/>
    </style:style>
    <style:style style:name="Table2" style:family="table">
      <style:table-properties style:width="14.561cm" fo:margin-left="3.014cm" fo:margin-right="0.014cm"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0.439cm" style:rel-column-width="249*"/>
    </style:style>
    <style:style style:name="Table2.B" style:family="table-column">
      <style:table-column-properties style:column-width="4.586cm" style:rel-column-width="2600*"/>
    </style:style>
    <style:style style:name="Table2.C" style:family="table-column">
      <style:table-column-properties style:column-width="9.536cm" style:rel-column-width="5406*"/>
    </style:style>
    <style:style style:name="Table2.1" style:family="table-row">
      <style:table-row-properties fo:background-color="transparent" style:keep-together="true" fo:keep-together="auto">
        <style:background-image/>
      </style:table-row-properties>
    </style:style>
    <style:style style:name="Table2.A1"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2.B1" style:family="table-cell">
      <style:table-cell-properties fo:padding="0.097cm" fo:border-left="none" fo:border-right="none" fo:border-top="0.002cm solid #000000" fo:border-bottom="none"/>
    </style:style>
    <style:style style:name="Table2.A2" style:family="table-cell">
      <style:table-cell-properties style:vertical-align="" fo:background-color="#000000" fo:padding="0.097cm" fo:border="none" style:writing-mode="page">
        <style:background-image/>
      </style:table-cell-properties>
    </style:style>
    <style:style style:name="Table2.B2" style:family="table-cell">
      <style:table-cell-properties fo:padding="0.097cm" fo:border="none"/>
    </style:style>
    <style:style style:name="Table2.A7"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2.B7" style:family="table-cell">
      <style:table-cell-properties style:vertical-align="" fo:background-color="transparent" fo:padding="0.097cm" fo:border="none" style:writing-mode="page">
        <style:background-image/>
      </style:table-cell-properties>
    </style:style>
    <style:style style:name="Table2.A9" style:family="table-cell">
      <style:table-cell-properties fo:background-color="#000000" fo:padding="0.097cm" fo:border-left="none" fo:border-right="none" fo:border-top="none" fo:border-bottom="0.002cm solid #000000">
        <style:background-image/>
      </style:table-cell-properties>
    </style:style>
    <style:style style:name="Table23" style:family="table">
      <style:table-properties style:width="14.564cm" fo:margin-left="3.014cm" fo:margin-right="0.011cm" table:align="margins"/>
    </style:style>
    <style:style style:name="Table23.A" style:family="table-column">
      <style:table-column-properties style:column-width="0.441cm" style:rel-column-width="1985*"/>
    </style:style>
    <style:style style:name="Table23.B" style:family="table-column">
      <style:table-column-properties style:column-width="4.664cm" style:rel-column-width="20985*"/>
    </style:style>
    <style:style style:name="Table23.C" style:family="table-column">
      <style:table-column-properties style:column-width="9.46cm" style:rel-column-width="42565*"/>
    </style:style>
    <style:style style:name="Table23.A1" style:family="table-cell">
      <style:table-cell-properties fo:background-color="#000000" fo:padding="0.097cm" fo:border-left="none" fo:border-right="none" fo:border-top="0.002cm solid #000000" fo:border-bottom="0.002cm solid #000000">
        <style:background-image/>
      </style:table-cell-properties>
    </style:style>
    <style:style style:name="Table23.B1" style:family="table-cell">
      <style:table-cell-properties fo:padding="0.097cm" fo:border-left="none" fo:border-right="none" fo:border-top="0.002cm solid #000000" fo:border-bottom="0.002cm solid #000000"/>
    </style:style>
    <style:style style:name="Table23.A2" style:family="table-cell">
      <style:table-cell-properties fo:background-color="#000000" fo:padding="0.097cm" fo:border="none">
        <style:background-image/>
      </style:table-cell-properties>
    </style:style>
    <style:style style:name="Table23.B2" style:family="table-cell">
      <style:table-cell-properties fo:padding="0.097cm" fo:border="none"/>
    </style:style>
    <style:style style:name="Table28" style:family="table">
      <style:table-properties style:width="14.564cm" fo:margin-left="3.014cm" fo:margin-right="0.011cm" table:align="margins"/>
    </style:style>
    <style:style style:name="Table28.A" style:family="table-column">
      <style:table-column-properties style:column-width="0.441cm" style:rel-column-width="1984*"/>
    </style:style>
    <style:style style:name="Table28.B" style:family="table-column">
      <style:table-column-properties style:column-width="6.251cm" style:rel-column-width="28128*"/>
    </style:style>
    <style:style style:name="Table28.C" style:family="table-column">
      <style:table-column-properties style:column-width="7.872cm" style:rel-column-width="35423*"/>
    </style:style>
    <style:style style:name="Table28.A1" style:family="table-cell">
      <style:table-cell-properties fo:background-color="#000000" fo:padding="0.097cm" fo:border-left="none" fo:border-right="none" fo:border-top="0.002cm solid #000000" fo:border-bottom="0.002cm solid #000000">
        <style:background-image/>
      </style:table-cell-properties>
    </style:style>
    <style:style style:name="Table28.B1" style:family="table-cell">
      <style:table-cell-properties fo:padding="0.097cm" fo:border-left="none" fo:border-right="none" fo:border-top="0.002cm solid #000000" fo:border-bottom="0.002cm solid #000000"/>
    </style:style>
    <style:style style:name="Table28.A2" style:family="table-cell">
      <style:table-cell-properties fo:background-color="#000000" fo:padding="0.097cm" fo:border="none">
        <style:background-image/>
      </style:table-cell-properties>
    </style:style>
    <style:style style:name="Table28.B2" style:family="table-cell">
      <style:table-cell-properties fo:padding="0.097cm" fo:border="none"/>
    </style:style>
    <style:style style:name="Table28.A5" style:family="table-cell">
      <style:table-cell-properties fo:background-color="#000000" fo:padding="0.097cm" fo:border-left="none" fo:border-right="none" fo:border-top="none" fo:border-bottom="0.002cm solid #000000">
        <style:background-image/>
      </style:table-cell-properties>
    </style:style>
    <style:style style:name="Table28.B5" style:family="table-cell">
      <style:table-cell-properties fo:padding="0.097cm" fo:border-left="none" fo:border-right="none" fo:border-top="none" fo:border-bottom="0.002cm solid #000000"/>
    </style:style>
    <style:style style:name="Table1" style:family="table">
      <style:table-properties style:width="14.564cm" fo:margin-left="3.014cm" fo:margin-right="0.011cm"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0.439cm" style:rel-column-width="1976*"/>
    </style:style>
    <style:style style:name="Table1.B" style:family="table-column">
      <style:table-column-properties style:column-width="6.331cm" style:rel-column-width="28485*"/>
    </style:style>
    <style:style style:name="Table1.C" style:family="table-column">
      <style:table-column-properties style:column-width="7.795cm" style:rel-column-width="35074*"/>
    </style:style>
    <style:style style:name="Table1.A1" style:family="table-cell">
      <style:table-cell-properties fo:background-color="#000000" fo:padding="0.097cm" fo:border-left="none" fo:border-right="none" fo:border-top="0.002cm solid #000000" fo:border-bottom="0.002cm solid #000000">
        <style:background-image/>
      </style:table-cell-properties>
    </style:style>
    <style:style style:name="Table1.B1" style:family="table-cell">
      <style:table-cell-properties fo:padding="0.097cm" fo:border-left="none" fo:border-right="none" fo:border-top="0.002cm solid #000000" fo:border-bottom="0.002cm solid #000000"/>
    </style:style>
    <style:style style:name="Table1.A2" style:family="table-cell">
      <style:table-cell-properties fo:background-color="#000000" fo:padding="0.097cm" fo:border-left="none" fo:border-right="none" fo:border-top="none" fo:border-bottom="0.002cm solid #000000">
        <style:background-image/>
      </style:table-cell-properties>
    </style:style>
    <style:style style:name="Table1.B2" style:family="table-cell">
      <style:table-cell-properties fo:padding="0.097cm" fo:border-left="none" fo:border-right="none" fo:border-top="none" fo:border-bottom="0.002cm solid #000000"/>
    </style:style>
    <style:style style:name="Table1.4" style:family="table-row">
      <style:table-row-properties fo:background-color="transparent" style:keep-together="true" fo:keep-together="auto">
        <style:background-image/>
      </style:table-row-properties>
    </style:style>
    <style:style style:name="Table1.A4" style:family="table-cell">
      <style:table-cell-properties style:vertical-align="" fo:background-color="#000000" fo:padding="0.097cm" fo:border="none" style:writing-mode="page">
        <style:background-image/>
      </style:table-cell-properties>
    </style:style>
    <style:style style:name="Table1.B4" style:family="table-cell">
      <style:table-cell-properties style:vertical-align="" fo:background-color="transparent" fo:padding="0.097cm" fo:border="none" style:writing-mode="page">
        <style:background-image/>
      </style:table-cell-properties>
    </style:style>
    <style:style style:name="Table1.C4" style:family="table-cell">
      <style:table-cell-properties fo:padding="0.097cm" fo:border="none"/>
    </style:style>
    <style:style style:name="Table1.A5"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1.B5" style:family="table-cell">
      <style:table-cell-properties style:vertical-align="" fo:background-color="transparent" fo:padding="0.097cm" fo:border-left="none" fo:border-right="none" fo:border-top="0.002cm solid #000000" fo:border-bottom="none" style:writing-mode="page">
        <style:background-image/>
      </style:table-cell-properties>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Code">
      <style:paragraph-properties fo:margin-left="0cm" fo:margin-right="0cm" fo:text-indent="0cm" style:auto-text-indent="false"/>
    </style:style>
    <style:style style:name="P3"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6"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7" style:family="paragraph" style:parent-style-name="Standard">
      <style:text-properties style:font-name="Tahoma2" fo:font-size="11pt" style:font-size-asian="11pt" style:font-size-complex="11pt"/>
    </style:style>
    <style:style style:name="P8" style:family="paragraph" style:parent-style-name="Standard">
      <style:text-properties style:font-name="Tahoma2" fo:font-size="11pt" fo:background-color="#ffff00" style:font-size-asian="11pt" style:font-size-complex="11pt"/>
    </style:style>
    <style:style style:name="P9" style:family="paragraph" style:parent-style-name="Standard">
      <style:text-properties style:use-window-font-color="true" style:font-name-asian="Helvetica" style:font-name-complex="Helvetica"/>
    </style:style>
    <style:style style:name="P10" style:family="paragraph" style:parent-style-name="Standard">
      <style:paragraph-properties fo:text-align="end" style:justify-single-word="false"/>
    </style:style>
    <style:style style:name="P11" style:family="paragraph" style:parent-style-name="Standard">
      <style:text-properties style:font-name="Monaco1" fo:font-size="9pt" style:font-size-asian="9pt" style:font-size-complex="9pt"/>
    </style:style>
    <style:style style:name="P12"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3" style:family="paragraph" style:parent-style-name="Standard">
      <style:text-properties style:font-name="Optima1" fo:font-size="10pt" style:font-size-asian="10pt" style:font-size-complex="10pt"/>
    </style:style>
    <style:style style:name="P14" style:family="paragraph" style:parent-style-name="Standard">
      <style:text-properties style:text-line-through-style="none"/>
    </style:style>
    <style:style style:name="P1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6" style:family="paragraph" style:parent-style-name="Subtitle">
      <style:paragraph-properties fo:padding="0.074cm" fo:border-left="none" fo:border-right="none" fo:border-top="none" fo:border-bottom="0.035cm solid #000000" style:join-border="false"/>
      <style:text-properties style:font-name="Optima1"/>
    </style:style>
    <style:style style:name="P1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8" style:family="paragraph" style:parent-style-name="Code">
      <style:text-properties style:font-name="Tahoma2" fo:font-size="11pt" style:font-size-asian="11pt" style:font-size-complex="11pt"/>
    </style:style>
    <style:style style:name="P19"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20" style:family="paragraph" style:parent-style-name="Code">
      <style:text-properties style:use-window-font-color="true" style:font-name="Tahoma2" fo:font-size="11pt" style:font-name-asian="Helvetica" style:font-size-asian="11pt" style:font-name-complex="Helvetica" style:font-size-complex="11pt"/>
    </style:style>
    <style:style style:name="P21" style:family="paragraph" style:parent-style-name="Code">
      <style:text-properties style:font-name="Optima1" fo:font-size="10pt" style:font-size-asian="10pt" style:font-size-complex="10pt"/>
    </style:style>
    <style:style style:name="P22"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3" style:family="paragraph" style:parent-style-name="Code">
      <style:text-properties style:text-line-through-style="none"/>
    </style:style>
    <style:style style:name="P24" style:family="paragraph" style:parent-style-name="Code">
      <style:text-properties style:font-name="Monaco1" fo:font-size="9pt" fo:font-weight="normal" fo:background-color="transparent" style:font-size-asian="9pt" style:font-weight-asian="normal" style:font-size-complex="9pt" style:font-weight-complex="normal"/>
    </style:style>
    <style:style style:name="P25" style:family="paragraph" style:parent-style-name="Table_20_Contents">
      <style:paragraph-properties fo:margin-left="0.37cm" fo:margin-right="0cm" fo:text-indent="0cm" style:auto-text-indent="false">
        <style:tab-stops>
          <style:tab-stop style:position="0.383cm"/>
        </style:tab-stops>
      </style:paragraph-properties>
    </style:style>
    <style:style style:name="P26" style:family="paragraph" style:parent-style-name="Table_20_Contents">
      <style:paragraph-properties fo:margin-left="0.37cm" fo:margin-right="0cm" fo:text-indent="0cm" style:auto-text-indent="false">
        <style:tab-stops/>
      </style:paragraph-properties>
    </style:style>
    <style:style style:name="P27"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28" style:family="paragraph" style:parent-style-name="Code">
      <style:paragraph-properties fo:margin-left="0.365cm" fo:margin-right="-0.009cm" fo:text-indent="0cm" style:auto-text-indent="false">
        <style:tab-stops>
          <style:tab-stop style:position="0.769cm"/>
        </style:tab-stops>
      </style:paragraph-properties>
    </style:style>
    <style:style style:name="P29" style:family="paragraph" style:parent-style-name="Table_20_Contents">
      <style:paragraph-properties fo:margin-left="0.415cm" fo:margin-right="0.011cm" fo:text-indent="0cm" style:auto-text-indent="false">
        <style:tab-stops/>
      </style:paragraph-properties>
    </style:style>
    <style:style style:name="P30" style:family="paragraph" style:parent-style-name="Table_20_Contents">
      <style:text-properties style:font-name="Monaco1" fo:font-size="9pt" style:font-size-asian="9pt" style:font-size-complex="9pt"/>
    </style:style>
    <style:style style:name="P31" style:family="paragraph" style:parent-style-name="Table_20_Contents">
      <style:paragraph-properties fo:text-align="center" style:justify-single-word="false"/>
    </style:style>
    <style:style style:name="P32" style:family="paragraph" style:parent-style-name="Table_20_Contents">
      <style:paragraph-properties fo:text-align="center" style:justify-single-word="false"/>
      <style:text-properties fo:color="#ffffff"/>
    </style:style>
    <style:style style:name="P33" style:family="paragraph" style:parent-style-name="Table_20_Contents">
      <style:paragraph-properties fo:text-align="center" style:justify-single-word="false"/>
      <style:text-properties fo:color="#ffffff" fo:font-size="10pt" style:letter-kerning="false"/>
    </style:style>
    <style:style style:name="P34" style:family="paragraph" style:parent-style-name="Table_20_Contents">
      <style:paragraph-properties fo:text-align="center" style:justify-single-word="false"/>
      <style:text-properties fo:color="#ffffff" style:text-line-through-style="non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text-properties fo:font-size="10pt" style:letter-kerning="false"/>
    </style:style>
    <style:style style:name="P37" style:family="paragraph" style:parent-style-name="Table_20_Contents">
      <style:text-properties style:text-line-through-style="none"/>
    </style:style>
    <style:style style:name="P38"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39"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40" style:family="paragraph" style:parent-style-name="Table_20_Contents">
      <style:text-properties fo:font-size="9.5pt" style:font-size-asian="9.5pt" style:font-size-complex="9.5pt"/>
    </style:style>
    <style:style style:name="P41" style:family="paragraph" style:parent-style-name="Table_20_Contents">
      <style:paragraph-properties fo:text-align="center" style:justify-single-word="false" fo:background-color="transparent">
        <style:background-image/>
      </style:paragraph-properties>
      <style:text-properties fo:color="#ffffff"/>
    </style:style>
    <style:style style:name="P42" style:family="paragraph" style:parent-style-name="Code">
      <style:paragraph-properties fo:break-before="page"/>
    </style:style>
    <style:style style:name="P43" style:family="paragraph" style:parent-style-name="Contents_20_1">
      <style:paragraph-properties>
        <style:tab-stops>
          <style:tab-stop style:position="0cm"/>
          <style:tab-stop style:position="3cm"/>
        </style:tab-stops>
      </style:paragraph-properties>
    </style:style>
    <style:style style:name="P44" style:family="paragraph" style:parent-style-name="Contents_20_2">
      <style:paragraph-properties>
        <style:tab-stops>
          <style:tab-stop style:position="0cm"/>
        </style:tab-stops>
      </style:paragraph-properties>
    </style:style>
    <style:style style:name="P45" style:family="paragraph" style:parent-style-name="List">
      <style:paragraph-properties fo:margin-left="2.32cm" fo:margin-right="0cm" fo:text-indent="0cm" style:auto-text-indent="false"/>
    </style:style>
    <style:style style:name="P46" style:family="paragraph" style:parent-style-name="Standard" style:master-page-name="Index">
      <style:paragraph-properties style:page-number="auto"/>
    </style:style>
    <style:style style:name="P47" style:family="paragraph" style:parent-style-name="List" style:list-style-name="L14"/>
    <style:style style:name="P48" style:family="paragraph" style:parent-style-name="List" style:list-style-name="L1">
      <style:paragraph-properties fo:margin-left="2.341cm" fo:margin-right="0cm" fo:text-indent="0cm" style:auto-text-indent="false"/>
    </style:style>
    <style:style style:name="P49" style:family="paragraph" style:parent-style-name="List" style:list-style-name="L11">
      <style:paragraph-properties fo:margin-left="2.341cm" fo:margin-right="0cm" fo:text-indent="0cm" style:auto-text-indent="false"/>
    </style:style>
    <style:style style:name="P50" style:family="paragraph" style:parent-style-name="List" style:list-style-name="L14">
      <style:paragraph-properties fo:margin-left="2.341cm" fo:margin-right="0cm" fo:text-indent="0cm" style:auto-text-indent="false"/>
    </style:style>
    <style:style style:name="P51"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52" style:family="paragraph" style:parent-style-name="List">
      <style:paragraph-properties fo:margin-left="2.351cm" fo:margin-right="0cm" fo:text-indent="0cm" style:auto-text-indent="false"/>
    </style:style>
    <style:style style:name="P53" style:family="paragraph" style:parent-style-name="Table_20_Contents" style:list-style-name="L2"/>
    <style:style style:name="P54" style:family="paragraph" style:parent-style-name="Table_20_Contents" style:list-style-name="L3"/>
    <style:style style:name="P55" style:family="paragraph" style:parent-style-name="Table_20_Contents" style:list-style-name="L4"/>
    <style:style style:name="P56" style:family="paragraph" style:parent-style-name="Table_20_Contents" style:list-style-name="L5"/>
    <style:style style:name="P57" style:family="paragraph" style:parent-style-name="Table_20_Contents" style:list-style-name="L6"/>
    <style:style style:name="P58" style:family="paragraph" style:parent-style-name="Table_20_Contents" style:list-style-name="L7"/>
    <style:style style:name="P59" style:family="paragraph" style:parent-style-name="Table_20_Contents" style:list-style-name="L8"/>
    <style:style style:name="P60" style:family="paragraph" style:parent-style-name="Table_20_Contents" style:list-style-name="L9"/>
    <style:style style:name="P61" style:family="paragraph" style:parent-style-name="Table_20_Contents" style:list-style-name="L10"/>
    <style:style style:name="P62" style:family="paragraph" style:parent-style-name="Table_20_Contents" style:list-style-name="L12"/>
    <style:style style:name="P63" style:family="paragraph" style:parent-style-name="Table_20_Contents" style:list-style-name="L13"/>
    <style:style style:name="P64" style:family="paragraph" style:parent-style-name="Table_20_Contents" style:list-style-name="L16"/>
    <style:style style:name="P65" style:family="paragraph" style:parent-style-name="Table_20_Contents" style:list-style-name="L17"/>
    <style:style style:name="P66" style:family="paragraph" style:parent-style-name="Table_20_Contents" style:list-style-name="L12">
      <style:text-properties fo:font-weight="normal" style:font-weight-asian="normal" style:font-weight-complex="normal"/>
    </style:style>
    <style:style style:name="P67" style:family="paragraph" style:parent-style-name="Table_20_Contents">
      <style:paragraph-properties fo:text-align="center" style:justify-single-word="false"/>
      <style:text-properties fo:color="#ffffff"/>
    </style:style>
    <style:style style:name="P68" style:family="paragraph" style:parent-style-name="Table_20_Contents">
      <style:paragraph-properties fo:text-align="end" style:justify-single-word="false"/>
    </style:style>
    <style:style style:name="P69" style:family="paragraph" style:parent-style-name="Table_20_Contents" style:list-style-name="L12">
      <style:paragraph-properties fo:margin-left="0.415cm" fo:margin-right="0.011cm" fo:text-indent="0cm" style:auto-text-indent="false"/>
    </style:style>
    <style:style style:name="P70" style:family="paragraph" style:parent-style-name="Table_20_Contents" style:list-style-name="L12">
      <style:paragraph-properties fo:margin-left="0.415cm" fo:margin-right="0.011cm" fo:text-indent="0cm" style:auto-text-indent="false">
        <style:tab-stops/>
      </style:paragraph-properties>
    </style:style>
    <style:style style:name="P71" style:family="paragraph" style:parent-style-name="Table_20_Contents">
      <style:paragraph-properties fo:margin-left="0.37cm" fo:margin-right="0cm" fo:text-indent="0cm" style:auto-text-indent="false">
        <style:tab-stops>
          <style:tab-stop style:position="0.383cm"/>
        </style:tab-stops>
      </style:paragraph-properties>
    </style:style>
    <style:style style:name="P72" style:family="paragraph" style:parent-style-name="Heading_20_1" style:master-page-name="Standard">
      <style:paragraph-properties style:page-number="auto"/>
    </style:style>
    <style:style style:name="P73" style:family="paragraph" style:parent-style-name="Heading_20_1">
      <style:paragraph-properties fo:break-before="page"/>
    </style:style>
    <style:style style:name="P74" style:family="paragraph" style:parent-style-name="Heading_20_2">
      <style:paragraph-properties fo:break-before="page"/>
    </style:style>
    <style:style style:name="P75" style:family="paragraph" style:parent-style-name="Heading_20_2">
      <style:paragraph-properties fo:margin-left="3cm" fo:margin-right="0cm" fo:text-indent="0cm" style:auto-text-indent="false"/>
    </style:style>
    <style:style style:name="P76" style:family="paragraph" style:parent-style-name="Heading_20_TOC" style:master-page-name="Index">
      <style:paragraph-properties style:page-number="1"/>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font-name="Monaco1"/>
    </style:style>
    <style:style style:name="T6" style:family="text">
      <style:text-properties style:font-name="Monaco1" fo:font-size="9pt" style:font-size-asian="9pt" style:font-size-complex="9pt"/>
    </style:style>
    <style:style style:name="T7" style:family="text">
      <style:text-properties style:font-name="Monaco1" fo:font-size="9pt" fo:font-weight="normal" fo:background-color="transparent" style:font-size-asian="9pt" style:font-weight-asian="normal" style:font-size-complex="9pt" style:font-weight-complex="normal"/>
    </style:style>
    <style:style style:name="T8" style:family="text">
      <style:text-properties fo:font-style="normal" style:font-style-asian="normal" style:font-style-complex="normal"/>
    </style:style>
    <style:style style:name="T9" style:family="text">
      <style:text-properties fo:font-style="italic" style:font-style-asian="italic" style:font-style-complex="italic"/>
    </style:style>
    <style:style style:name="T10" style:family="text">
      <style:text-properties style:text-line-through-style="none"/>
    </style:style>
    <style:style style:name="T11" style:family="text">
      <style:text-properties fo:font-size="10pt" style:letter-kerning="false"/>
    </style:style>
    <style:style style:name="T12" style:family="text">
      <style:text-properties style:font-name="Optima1" fo:font-size="10pt" style:font-size-asian="10pt" style:font-size-complex="10pt"/>
    </style:style>
    <style:style style:name="T13" style:family="text">
      <style:text-properties style:font-name="Optima1" fo:font-size="10pt" fo:font-weight="normal" fo:background-color="transparent" style:font-size-asian="10pt" style:font-weight-asian="normal" style:font-size-complex="10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7">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8">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9">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0">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2">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draw:frame draw:style-name="fr1" draw:name="graphics2" text:anchor-type="paragraph" svg:x="1.6cm" svg:y="0.94cm" svg:width="7.654cm" svg:height="4.196cm" draw:z-index="0"><draw:image xlink:href="../sogo.png" xlink:type="simple" xlink:show="embed" xlink:actuate="onLoad"/></draw:frame></text:p>
      <text:p text:style-name="P5"/>
      <text:p text:style-name="P7"/>
      <text:p text:style-name="P7"/>
      <text:p text:style-name="P7"/>
      <text:p text:style-name="P7"/>
      <text:p text:style-name="P15"/>
      <text:p text:style-name="P17">version 1.3.7</text:p>
      <text:p text:style-name="P16">Installation and Configuration Guide</text:p>
      <text:p text:style-name="P7"/>
      <text:p text:style-name="P46">Copyright © <text:s/>2008-2011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1.3.7 – April 2011</text:p>
      <text:p text:style-name="Standard"/>
      <text:p text:style-name="Standard"/>
      <text:p text:style-name="P10"><draw:frame draw:style-name="fr2" draw:name="graphics3" text:anchor-type="as-char" svg:y="0cm" svg:width="8.814cm" svg:height="1.882cm" draw:z-index="1"><draw:image xlink:href="../inverse.jpg" xlink:type="simple" xlink:show="embed" xlink:actuate="onLoad"/></draw:frame></text:p>
      <text:p text:style-name="P76">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3">Chapter 1<text:tab/>About this Guide <text:s text:c="2"/><text:tab/>3</text:p>
          <text:p text:style-name="P43">Chapter 2<text:tab/>Introduction <text:s text:c="2"/><text:tab/>4</text:p>
          <text:p text:style-name="P44">Architecture <text:s text:c="2"/><text:tab/>5</text:p>
          <text:p text:style-name="P43">Chapter 3<text:tab/>System Requirements <text:s text:c="2"/><text:tab/>6</text:p>
          <text:p text:style-name="P44">Assumptions <text:s text:c="2"/><text:tab/>6</text:p>
          <text:p text:style-name="P44">Minimum Hardware Requirements <text:s text:c="2"/><text:tab/>7</text:p>
          <text:p text:style-name="P44">Operating System Requirements <text:s text:c="2"/><text:tab/>8</text:p>
          <text:p text:style-name="P43">Chapter 4<text:tab/>Installation <text:s text:c="2"/><text:tab/>9</text:p>
          <text:p text:style-name="P44">Software Downloads <text:s text:c="2"/><text:tab/>9</text:p>
          <text:p text:style-name="P44">Software Installation <text:s text:c="2"/><text:tab/>9</text:p>
          <text:p text:style-name="P43">Chapter 5<text:tab/>Configuration <text:s text:c="2"/><text:tab/>10</text:p>
          <text:p text:style-name="P44">GNUstep Environment Overview <text:s text:c="2"/><text:tab/>10</text:p>
          <text:p text:style-name="P44">Preferences Hierarchy <text:s text:c="2"/><text:tab/>11</text:p>
          <text:p text:style-name="P44">General Preferences <text:s text:c="2"/><text:tab/>12</text:p>
          <text:p text:style-name="P44">Authentication using LDAP <text:s text:c="2"/><text:tab/>16</text:p>
          <text:p text:style-name="P44">LDAP Attributes Indexing <text:s text:c="2"/><text:tab/>19</text:p>
          <text:p text:style-name="P44">Authenticating using C.A.S. <text:s text:c="2"/><text:tab/>19</text:p>
          <text:p text:style-name="P44">Database Configuration <text:s text:c="2"/><text:tab/>20</text:p>
          <text:p text:style-name="P44">Authentication using SQL <text:s text:c="2"/><text:tab/>22</text:p>
          <text:p text:style-name="P44">SMTP Server Configuration <text:s text:c="2"/><text:tab/>23</text:p>
          <text:p text:style-name="P44">IMAP Server Configuration <text:s text:c="2"/><text:tab/>24</text:p>
          <text:p text:style-name="P44">Web Interface Configuration <text:s text:c="2"/><text:tab/>25</text:p>
          <text:p text:style-name="P44">SOGo Configuration Summary <text:s text:c="2"/><text:tab/>28</text:p>
          <text:p text:style-name="P44">Apache Configuration <text:s text:c="2"/><text:tab/>31</text:p>
          <text:p text:style-name="P44">Starting Services <text:s text:c="2"/><text:tab/>31</text:p>
          <text:p text:style-name="P44">EMail reminders <text:s text:c="2"/><text:tab/>32</text:p>
          <text:p text:style-name="P43"><text:soft-page-break/>Chapter 6<text:tab/>Managing User Accounts <text:s text:c="2"/><text:tab/>33</text:p>
          <text:p text:style-name="P44">Creating the SOGo Administrative Account <text:s text:c="2"/><text:tab/>33</text:p>
          <text:p text:style-name="P44">Creating a User Account <text:s text:c="2"/><text:tab/>33</text:p>
          <text:p text:style-name="P43">Chapter 7<text:tab/>Funambol <text:s text:c="2"/><text:tab/>35</text:p>
          <text:p text:style-name="P43">Chapter 8<text:tab/>Using SOGo <text:s text:c="2"/><text:tab/>38</text:p>
          <text:p text:style-name="P44">SOGo Web Interface <text:s text:c="2"/><text:tab/>38</text:p>
          <text:p text:style-name="P44">Mozilla Thunderbird and Lightning <text:s text:c="2"/><text:tab/>38</text:p>
          <text:p text:style-name="P44">Apple iCal 3 and 4 <text:s text:c="2"/><text:tab/>39</text:p>
          <text:p text:style-name="P44">Apple AddressBook (Mac OS X 10.6) <text:s text:c="2"/><text:tab/>39</text:p>
          <text:p text:style-name="P44">Funambol / Mobile Devices <text:s text:c="2"/><text:tab/>40</text:p>
          <text:p text:style-name="P43">Chapter 9<text:tab/>Additional Information <text:s text:c="2"/><text:tab/>41</text:p>
          <text:p text:style-name="P43">Chapter 10<text:tab/>Commercial Support and Contact Information <text:s text:c="2"/><text:tab/>42</text:p>
        </text:index-body>
      </text:table-of-content>
      <text:p text:style-name="Standard"/>
      <text:h text:style-name="P72" text:outline-level="1">About this Guide</text:h>
      <text:p text:style-name="Standard">This guide will walk you through the installation and configuration of the SOGo solution. It also covers the installation and configuration of Funambol – the middleware used to synchronize mobile devices with SOGo.</text:p>
      <text:p text:style-name="Standard">The instructions are based on version 1.3.7 of SOGo, and version 8.7 of Funambol.</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at <text:a xlink:type="simple" xlink:href="http://www.sogo.nu/">http://www.sogo.nu</text:a></text:p>
      <text:h text:style-name="P74" text:outline-level="2">Architecture</text:h>
      <text:p text:style-name="Standard"><draw:frame draw:style-name="fr3" draw:name="graphics1" text:anchor-type="char" svg:x="3.036cm" svg:y="0.924cm" svg:width="14.22cm" svg:height="8.55cm" draw:z-index="2"><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73" text:outline-level="1">System Requirements</text:h>
      <text:h text:style-name="Heading_20_2" text:outline-level="2">Assumptions</text:h>
      <text:p text:style-name="Standard">SOGo reuses many components in an infrastructure. Thus, it requires the following <text:s/>:</text:p>
      <text:list xml:id="list692116193" text:style-name="L1">
        <text:list-header>
          <text:p text:style-name="P48">❏<text:tab/>Database server (MySQL, PostgreSQL or Oracle)</text:p>
          <text:p text:style-name="P51">❏<text:tab/>LDAP server (OpenLDAP, Novell eDirectory, Microsoft Active Directory and others) </text:p>
          <text:p text:style-name="P48">❏<text:tab/>SMTP server (Postfix, Sendmail and others)</text:p>
          <text:p text:style-name="P48">❏<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Database server</text:p>
          </table:table-cell>
          <table:table-cell table:style-name="Table22.A1" office:value-type="string">
            <text:p text:style-name="Table_20_Contents">PostgreSQL 7.4 or later</text:p>
          </table:table-cell>
        </table:table-row>
        <table:table-row>
          <table:table-cell table:style-name="Table22.A1" office:value-type="string">
            <text:p text:style-name="Table_20_Contents">LDAP server</text:p>
          </table:table-cell>
          <table:table-cell table:style-name="Table22.A1" office:value-type="string">
            <text:p text:style-name="Table_20_Contents">OpenLDAP 2.3.x or later</text:p>
          </table:table-cell>
        </table:table-row>
        <table:table-row>
          <table:table-cell table:style-name="Table22.A3" office:value-type="string">
            <text:p text:style-name="Table_20_Contents">SMTP server</text:p>
          </table:table-cell>
          <table:table-cell table:style-name="Table22.A3" office:value-type="string">
            <text:p text:style-name="Table_20_Contents">Postfix 2.x</text:p>
          </table:table-cell>
        </table:table-row>
        <table:table-row>
          <table:table-cell table:style-name="Table22.A4" office:value-type="string">
            <text:p text:style-name="Table_20_Contents">IMAP server</text:p>
          </table:table-cell>
          <table:table-cell table:style-name="Table22.A4" office:value-type="string">
            <text:p text:style-name="Table_20_Contents">Cyrus IMAP Server 2.3.x or later</text:p>
          </table:table-cell>
        </table:table-row>
      </table:table>
      <text:p text:style-name="Standard"/>
      <text:p text:style-name="Standard">More recent versions of the software mentioned above can also be used.</text:p>
      <text:h text:style-name="Heading_20_2" text:outline-level="2"><text:soft-page-break/>Minimum Hardware Requirements</text:h>
      <text:p text:style-name="Standard">The following table provides hardware recommendations for the server, desktops and mobile device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p text:style-name="Table_20_Contents">Evaluation and testing</text:p>
            <text:list xml:id="list182879803" text:style-name="L2">
              <text:list-header>
                <text:p text:style-name="P53">◾ Intel, AMD, or PowerPC CPU 1 GHz</text:p>
                <text:p text:style-name="P53">◾ 512 MB of RAM (without Funambol, 1 GB RAM otherwise)</text:p>
                <text:p text:style-name="P53">◾ 1 GB of disk space</text:p>
              </text:list-header>
            </text:list>
            <text:p text:style-name="Table_20_Contents"/>
            <text:p text:style-name="Table_20_Contents">Production</text:p>
            <text:list xml:id="list1316690015" text:style-name="L3">
              <text:list-header>
                <text:p text:style-name="P54">◾ Intel, AMD or PowerPC CPU 3 GHz</text:p>
              </text:list-header>
            </text:list>
            <text:list xml:id="list495039621" text:style-name="L4">
              <text:list-header>
                <text:p text:style-name="P55">◾ 2048 MB of RAM</text:p>
              </text:list-header>
            </text:list>
            <text:list xml:id="list482989948" text:style-name="L3">
              <text:list-header>
                <text:p text:style-name="P54">◾ 10 GB of disk space (excluding the mail store)</text:p>
              </text:list-header>
            </text:list>
          </table:table-cell>
        </table:table-row>
        <table:table-row>
          <table:table-cell table:style-name="Table3.A2" office:value-type="string">
            <text:p text:style-name="Table_20_Contents">Desktop</text:p>
          </table:table-cell>
          <table:table-cell table:style-name="Table3.A2" office:value-type="string">
            <text:p text:style-name="Table_20_Contents">General</text:p>
            <text:list xml:id="list1484201520" text:style-name="L5">
              <text:list-header>
                <text:p text:style-name="P56">◾ Intel, AMD, or PowerPC CPU 1.5 GHz</text:p>
              </text:list-header>
            </text:list>
            <text:list xml:id="list509842939" text:style-name="L6">
              <text:list-header>
                <text:p text:style-name="P57">◾ 1024x768 monitor resolution</text:p>
              </text:list-header>
            </text:list>
            <text:list xml:id="list1175464094" text:style-name="L7">
              <text:list-header>
                <text:p text:style-name="P58">◾ 512 MB of RAM</text:p>
                <text:p text:style-name="P58">◾ 128 Kbps or higher network connection</text:p>
              </text:list-header>
            </text:list>
            <text:p text:style-name="Table_20_Contents"/>
            <text:p text:style-name="Table_20_Contents">Microsoft Windows</text:p>
            <text:list xml:id="list1579310153" text:style-name="L6">
              <text:list-header>
                <text:p text:style-name="P57">◾ Microsoft Windows XP SP2 or Vista</text:p>
              </text:list-header>
            </text:list>
            <text:p text:style-name="Table_20_Contents"/>
            <text:p text:style-name="Table_20_Contents">Apple Mac OS X</text:p>
            <text:list xml:id="list2027898956" text:style-name="L8">
              <text:list-header>
                <text:p text:style-name="P59">◾ Apple Mac OS X 10.2 or later</text:p>
              </text:list-header>
            </text:list>
            <text:p text:style-name="Table_20_Contents"/>
            <text:p text:style-name="Table_20_Contents">Linux</text:p>
            <text:list xml:id="list889731806" text:style-name="L9">
              <text:list-header>
                <text:p text:style-name="P60">◾ Your favourite GNU/Linux distribution</text:p>
              </text:list-header>
            </text:list>
          </table:table-cell>
        </table:table-row>
        <table:table-row>
          <table:table-cell table:style-name="Table3.A2" office:value-type="string">
            <text:p text:style-name="Table_20_Contents">Mobile Device</text:p>
          </table:table-cell>
          <table:table-cell table:style-name="Table3.A2" office:value-type="string">
            <text:p text:style-name="Table_20_Contents">Any mobile device which supports the SyncML 1.0 or 1.1 standard.</text:p>
            <text:p text:style-name="Table_20_Contents"/>
            <text:p text:style-name="Table_20_Contents">Recommended</text:p>
            <text:list xml:id="list1498769232" text:style-name="L10">
              <text:list-header>
                <text:p text:style-name="P61">◾ Palm OS based devices with Synthesis SyncML Client</text:p>
                <text:p text:style-name="P61">◾ Research In Motion (RIM) BlackBerry devices with Funambol client</text:p>
                <text:p text:style-name="P61">◾ Microsoft Windows Mobile PocketPC or SmartPhone with the Funambol client</text:p>
              </text:list-header>
            </text:list>
            <text:p text:style-name="Table_20_Contents"/>
            <text:list xml:id="list1157171248" text:continue-numbering="true" text:style-name="L10">
              <text:list-header>
                <text:p text:style-name="P61">Apple iPhone / iPod / iPad using Apple iOS 3.0 or later</text:p>
              </text:list-header>
            </text:list>
          </table:table-cell>
        </table:table-row>
      </table:table>
      <text:p text:style-name="Standard"/>
      <text:h text:style-name="P74" text:outline-level="2">Operating System Requirements</text:h>
      <text:p text:style-name="Standard">The following 32-bit and 64-bit operating systems are currently supported by SOGo :</text:p>
      <text:list xml:id="list536242765" text:style-name="L11">
        <text:list-header>
          <text:p text:style-name="P49">❏<text:tab/>Red Hat Enterprise Linux (RHEL) 5.x Server</text:p>
          <text:p text:style-name="P49">❏<text:tab/>Community ENTerprise Operating System (CentOS) 5.x</text:p>
          <text:p text:style-name="P49">❏<text:tab/>Debian GNU/Linux (Lenny and Squeeze)</text:p>
          <text:p text:style-name="P49">❏<text:tab/>Ubuntu 8.10 (Intrepid), Karmic (9.10) and Lucid (10.04)</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73" text:outline-level="1">Installation</text:h>
      <text:p text:style-name="Standard">This section will guide you through the installation of SOGo together with its dependencies. The steps described here apply to an RPM-based installation for a Redhat or CentOS distribution.</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5/$basearch</text:p>
      <text:p text:style-name="Code">gpgcheck=0</text:p>
      <text:p text:style-name="Standard"/>
      <text:p text:style-name="Standard">Some of the softwares on which SOGo depends are available from the repository of RPMforge. To add RPMforge to your packages sources, download and install the appropriate RPM package from <text:a xlink:type="simple" xlink:href="http://packages.sw.be/rpmforge-release/">http://packages.sw.be/rpmforge-release/</text:a>.</text:p>
      <text:p text:style-name="Standard">For more information on using RPMforge, visit <text:a xlink:type="simple" xlink:href="http://rpmrepo.org/RPMforge/Using">http://rpmrepo.org/RPMforge/Using</text:a>.</text:p>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6">sope49-gdl1-postgresql</text:span> for the PostgreSQL database system, <text:span text:style-name="T6">sope49-gdl1-mysql</text:span> for MySQL or <text:span text:style-name="T6">sope49-gdl1-oracle</text:span> for Oracle. The installation command will thus look like this :</text:p>
      <text:p text:style-name="P11">yum install sope49-gdl1-postgresql</text:p>
      <text:p text:style-name="Standard">Once completed, SOGo will be fully installed on your server. You are now ready to configure it.</text:p>
      <text:h text:style-name="P73"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GNUstep Environment Overview</text:h>
      <text:p text:style-name="P9">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5">/home/sogo/GNUstep/</text:span><text:span text:style-name="Code_20__28_inline_29_"><text:span text:style-name="T5">Defaults/.GNUstepDefaults</text:span></text:span><text:span text:style-name="T3"> </text:span>as the file belongs to the “sogo” user.<text:span text:style-name="T3"> </text:span><text:s/>We will use a command-line tool named <text:span text:style-name="Code_20__28_inline_29_">defaults</text:span> to edit this configuration database. You can also use your favourite text editor. However, prior to edit this file, it is strongly suggested to make a backup of the file. The GNUstep environment could erase the file if its content is not properly formatted.</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p text:style-name="Standard">Each GNUstep application has its own configuration domain. The domain specific to SOGo is named <text:span text:style-name="Code_20__28_inline_29_">sogod</text:span>. A global domain may also exist, which contains default settings for all applications. This domain is named <text:span text:style-name="T6">NSGlobalDomain</text:span> but will not be used here.</text:p>
      <text:h text:style-name="P74" text:outline-level="2">Preferences Hierarchy</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1" draw:name="graphics4" text:anchor-type="paragraph" svg:x="3.002cm" svg:y="0cm" svg:width="6.586cm" svg:height="6.586cm" draw:z-index="3"><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GNUstep user defaults, while the users preferences are configurable by the user and stored in SOGo's database.</text:p>
      <text:p text:style-name="Standard">To identify the level in which each parameter can be defined, we use the following abbreviations in the tables of this document :</text:p>
      <table:table table:name="Table6" table:style-name="Table6">
        <table:table-column table:style-name="Table6.A"/>
        <table:table-column table:style-name="Table6.B"/>
        <table:table-row>
          <table:table-cell table:style-name="Table6.A1" office:value-type="string">
            <text:p text:style-name="P41">S</text:p>
          </table:table-cell>
          <table:table-cell table:style-name="Table6.B1" office:value-type="string">
            <text:p text:style-name="Table_20_Contents">Parameter exclusive to the system and not configurable per domain</text:p>
          </table:table-cell>
        </table:table-row>
        <table:table-row>
          <table:table-cell table:style-name="Table6.A2" office:value-type="string">
            <text:p text:style-name="P41">D</text:p>
          </table:table-cell>
          <table:table-cell table:style-name="Table6.B2" office:value-type="string">
            <text:p text:style-name="Table_20_Contents">Parameter exclusive to a domain and not configurable per user</text:p>
          </table:table-cell>
        </table:table-row>
        <table:table-row>
          <table:table-cell table:style-name="Table6.A2" office:value-type="string">
            <text:p text:style-name="P41">U</text:p>
          </table:table-cell>
          <table:table-cell table:style-name="Table6.B2" office:value-type="string">
            <text:p text:style-name="Table_20_Contents">Parameter configurable by the user</text:p>
          </table:table-cell>
        </table:table-row>
      </table:table>
      <text:p text:style-name="P14"/>
      <text:p text:style-name="P14">Remember that the hierarchy paradigm allow the default value of a parameter to be defined at a parent level.</text:p>
      <text:p text:style-name="Standard"/>
      <text:h text:style-name="P74" text:outline-level="2">General Preferences</text:h>
      <text:p text:style-name="P14">Proceed with the following commands to create the basic configuration file for SOGo :</text:p>
      <text:p text:style-name="P23">su - sogo</text:p>
      <text:p text:style-name="P23">defaults write sogod SOGoTimeZone "America/Montreal"</text:p>
      <text:p text:style-name="P23">defaults write sogod SOGoMailDomain "acme.com"</text:p>
      <text:p text:style-name="P23">defaults write sogod SOGoLanguage English</text:p>
      <text:p text:style-name="P23">defaults write sogod SOGoAppointmentSendEMailNotifications YES</text:p>
      <text:p text:style-name="P23">defaults write sogod SOGoFoldersSendEMailNotifications YES</text:p>
      <text:p text:style-name="P23">defaults write sogod SOGoACLsSendEMailNotifications YES</text:p>
      <text:p text:style-name="P14"/>
      <text:p text:style-name="P14">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41">S</text:p>
          </table:table-cell>
          <table:table-cell table:style-name="Table4.B1" office:value-type="string">
            <text:p text:style-name="Table_20_Contents">WOWorkersCount</text:p>
          </table:table-cell>
          <table:table-cell table:style-name="Table4.B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32">S</text:p>
          </table:table-cell>
          <table:table-cell table:style-name="Table4.B2" office:value-type="string">
            <text:p text:style-name="Table_20_Contents">WOPort</text:p>
          </table:table-cell>
          <table:table-cell table:style-name="Table4.B2"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32">S</text:p>
          </table:table-cell>
          <table:table-cell table:style-name="Table4.B2" office:value-type="string">
            <text:p text:style-name="Table_20_Contents">WOLogFile</text:p>
          </table:table-cell>
          <table:table-cell table:style-name="Table4.B2"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32">S</text:p>
          </table:table-cell>
          <table:table-cell table:style-name="Table4.B2" office:value-type="string">
            <text:p text:style-name="Table_20_Contents">WOPidFile</text:p>
          </table:table-cell>
          <table:table-cell table:style-name="Table4.B2"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32">S</text:p>
          </table:table-cell>
          <table:table-cell table:style-name="Table4.B2" office:value-type="string">
            <text:p text:style-name="Table_20_Contents">SxVMemLimit</text:p>
          </table:table-cell>
          <table:table-cell table:style-name="Table4.B2" office:value-type="string">
            <text:p text:style-name="Table_20_Contents">Parameter used to set the maximum amount of memory (in megabytes) that a child can use. Reaching that value will force children processes to restart, in order to preserve system memory.<text:line-break/>Defaults to <text:span text:style-name="Code_20__28_inline_29_">384</text:span>.</text:p>
          </table:table-cell>
        </table:table-row>
        <table:table-row>
          <table:table-cell table:style-name="Table4.A2" office:value-type="string">
            <text:p text:style-name="P32">S</text:p>
          </table:table-cell>
          <table:table-cell table:style-name="Table4.B2" office:value-type="string">
            <text:p text:style-name="Table_20_Contents">SOGoMemcachedHost</text:p>
          </table:table-cell>
          <table:table-cell table:style-name="Table4.B2" office:value-type="string">
            <text:p text:style-name="Table_20_Contents">Parameter used to set the hostname or IP address of the memcached server.<text:line-break/>Defaults to <text:span text:style-name="Code_20__28_inline_29_">localhost</text:span>.</text:p>
          </table:table-cell>
        </table:table-row>
        <table:table-row>
          <table:table-cell table:style-name="Table4.A2" office:value-type="string">
            <text:p text:style-name="P32">S</text:p>
          </table:table-cell>
          <table:table-cell table:style-name="Table4.B2" office:value-type="string">
            <text:p text:style-name="Table_20_Contents">SOGoCacheCleanupInterval</text:p>
          </table:table-cell>
          <table:table-cell table:style-name="Table4.B2" office:value-type="string">
            <text:p text:style-name="Table_20_Contents">Parameter used to set the expiration (in <text:soft-page-break/>seconds) of each object in the cache.<text:line-break/>Defaults to <text:span text:style-name="Code_20__28_inline_29_">300</text:span>.</text:p>
          </table:table-cell>
        </table:table-row>
        <table:table-row>
          <table:table-cell table:style-name="Table4.A2" office:value-type="string">
            <text:p text:style-name="P32">S</text:p>
          </table:table-cell>
          <table:table-cell table:style-name="Table4.B2" office:value-type="string">
            <text:p text:style-name="Table_20_Contents">SOGoAuthenticationType</text:p>
          </table:table-cell>
          <table:table-cell table:style-name="Table4.B2" office:value-type="string">
            <text:p text:style-name="Table_20_Contents">Parameter used to define the way by which users will be authenticated. For C.A.S., specify “cas”. For anything else, leave that value empty.</text:p>
          </table:table-cell>
        </table:table-row>
        <table:table-row>
          <table:table-cell table:style-name="Table4.A2" office:value-type="string">
            <text:p text:style-name="P32">S</text:p>
          </table:table-cell>
          <table:table-cell table:style-name="Table4.B2" office:value-type="string">
            <text:p text:style-name="Table_20_Contents">SOGoCASServiceURL</text:p>
          </table:table-cell>
          <table:table-cell table:style-name="Table4.B2"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32">D</text:p>
          </table:table-cell>
          <table:table-cell table:style-name="Table4.B2" office:value-type="string">
            <text:p text:style-name="Table_20_Contents">SOGoTimeZone</text:p>
          </table:table-cell>
          <table:table-cell table:style-name="Table4.B2"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32">D</text:p>
          </table:table-cell>
          <table:table-cell table:style-name="Table4.B2" office:value-type="string">
            <text:p text:style-name="Table_20_Contents">SOGoMailDomain</text:p>
          </table:table-cell>
          <table:table-cell table:style-name="Table4.B2"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32">D</text:p>
          </table:table-cell>
          <table:table-cell table:style-name="Table4.B2" office:value-type="string">
            <text:p text:style-name="Table_20_Contents">SOGoAppointmentSendEMailNotifications</text:p>
          </table:table-cell>
          <table:table-cell table:style-name="Table4.B2" office:value-type="string">
            <text:p text:style-name="Table_20_Contents">Parameter used to set whether SOGo sends or not email notifications to meeting participants. Possible values are :</text:p>
            <text:list xml:id="list348224747" text:style-name="L12">
              <text:list-header>
                <text:p text:style-name="P62">◾ YES – to send notifications</text:p>
                <text:p text:style-name="P62">◾ NO – to not send notifications</text:p>
                <text:p text:style-name="P62">Defaults to NO when unset.</text:p>
              </text:list-header>
            </text:list>
          </table:table-cell>
        </table:table-row>
        <table:table-row>
          <table:table-cell table:style-name="Table4.A2" office:value-type="string">
            <text:p text:style-name="P32">D</text:p>
          </table:table-cell>
          <table:table-cell table:style-name="Table4.B2" office:value-type="string">
            <text:p text:style-name="Table_20_Contents">SOGoFoldersSendEMailNotifications</text:p>
          </table:table-cell>
          <table:table-cell table:style-name="Table4.B2"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32">D</text:p>
          </table:table-cell>
          <table:table-cell table:style-name="Table4.B2" office:value-type="string">
            <text:p text:style-name="Table_20_Contents">SOGoACLsSendEMailNotifications</text:p>
          </table:table-cell>
          <table:table-cell table:style-name="Table4.B2"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32">D</text:p>
          </table:table-cell>
          <table:table-cell table:style-name="Table4.B2" office:value-type="string">
            <text:p text:style-name="Table_20_Contents">SOGoCalendarDefaultRoles</text:p>
          </table:table-cell>
          <table:table-cell table:style-name="Table4.B2" office:value-type="string">
            <text:p text:style-name="Table_20_Contents">Parameter used to define the default roles when giving permissions to a user to access a calendar. Must be an array of up to five strings. Each string defining a role for an <text:soft-page-break/>event category must begin with one of those values:</text:p>
            <text:list xml:id="list1291739702" text:continue-numbering="true" text:style-name="L12">
              <text:list-header>
                <text:p text:style-name="P62">◾ Public</text:p>
                <text:p text:style-name="P62">◾ Confidential</text:p>
                <text:p text:style-name="P62">◾ Private</text:p>
                <text:p text:style-name="P62">And each string must end with one of those values:</text:p>
                <text:p text:style-name="P62">◾ Viewer</text:p>
                <text:p text:style-name="P62">◾ DAndTViewer</text:p>
                <text:p text:style-name="P62">◾ Modifier</text:p>
                <text:p text:style-name="P62">◾ Responder</text:p>
                <text:p text:style-name="P62">The array can also contain one or many of the following strings:</text:p>
              </text:list-header>
            </text:list>
            <text:p text:style-name="Table_20_Contents">◾ ObjectCreator</text:p>
            <text:p text:style-name="Table_20_Contents">◾ ObjectEraser</text:p>
            <text:p text:style-name="Table_20_Contents">Example: <text:span text:style-name="T6">SOGoCalendarDefaultRoles = ("ObjectCreator", "PublicViewer");</text:span></text:p>
            <text:p text:style-name="Table_20_Contents">Defaults to no role when unset. Recommended values are <text:span text:style-name="T6">"PublicViewer" </text:span><text:span text:style-name="T12">and</text:span><text:span text:style-name="T6"> “ConfidentialDandTViewer”.</text:span></text:p>
          </table:table-cell>
        </table:table-row>
        <table:table-row>
          <table:table-cell table:style-name="Table4.A2" office:value-type="string">
            <text:p text:style-name="P32">D</text:p>
          </table:table-cell>
          <table:table-cell table:style-name="Table4.B2" office:value-type="string">
            <text:p text:style-name="Table_20_Contents">SOGoContactsDefaultRoles</text:p>
          </table:table-cell>
          <table:table-cell table:style-name="Table4.B2" office:value-type="string">
            <text:p text:style-name="Table_20_Contents">Parameter used to define the default roles when giving permissions to a user to access an address book. Must be an array of one or many of the following strings:</text:p>
            <text:p text:style-name="Table_20_Contents">◾ ObjectViewer</text:p>
            <text:p text:style-name="Table_20_Contents">◾ ObjectEditor</text:p>
            <text:p text:style-name="Table_20_Contents">◾ ObjectCreator</text:p>
            <text:p text:style-name="Table_20_Contents">◾ ObjectEraser</text:p>
            <text:p text:style-name="Table_20_Contents">Example: <text:span text:style-name="T6">SOGoContactsDefaultRoles = ("ObjectEditor");</text:span></text:p>
            <text:p text:style-name="Table_20_Contents">Defaults to no role when unset.</text:p>
          </table:table-cell>
        </table:table-row>
        <table:table-row>
          <table:table-cell table:style-name="Table4.A2" office:value-type="string">
            <text:p text:style-name="P32">D</text:p>
          </table:table-cell>
          <table:table-cell table:style-name="Table4.B2" office:value-type="string">
            <text:p text:style-name="Table_20_Contents">SOGoSuperUsernames</text:p>
          </table:table-cell>
          <table:table-cell table:style-name="Table4.B2"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30"><text:span text:style-name="Code_20__28_inline_29_">SOGoSuperUsernames = (&lt;username1&gt;[, </text:span><text:span text:style-name="Code_20__28_inline_29_">&lt;username2&gt;, ...]);</text:span></text:p>
          </table:table-cell>
        </table:table-row>
        <table:table-row>
          <table:table-cell table:style-name="Table4.A2" office:value-type="string">
            <text:p text:style-name="P32">U</text:p>
          </table:table-cell>
          <table:table-cell table:style-name="Table4.B2" office:value-type="string">
            <text:p text:style-name="Table_20_Contents">SOGoLanguage</text:p>
          </table:table-cell>
          <table:table-cell table:style-name="Table4.B2" office:value-type="string">
            <text:p text:style-name="Table_20_Contents">Parameter used to set the default language used in the Web interface for SOGo. Possible values are :</text:p>
            <text:p text:style-name="Table_20_Contents">◾ BrazilianPortuguese</text:p>
            <text:p text:style-name="Table_20_Contents">◾ Czech</text:p>
            <text:p text:style-name="Table_20_Contents">◾ Dutch</text:p>
            <text:list xml:id="list1425324605" text:style-name="L13">
              <text:list-header>
                <text:p text:style-name="P63">◾ English</text:p>
                <text:p text:style-name="P63">◾ French</text:p>
                <text:p text:style-name="P63">◾ German</text:p>
                <text:p text:style-name="P63"><text:soft-page-break/>◾ Hungarian</text:p>
                <text:p text:style-name="P63">◾ Italian</text:p>
                <text:p text:style-name="P63">◾ Russian</text:p>
                <text:p text:style-name="P63">◾ Spanish</text:p>
                <text:p text:style-name="P63">◾ Swedish</text:p>
                <text:p text:style-name="P63">◾ Welsh</text:p>
              </text:list-header>
            </text:list>
          </table:table-cell>
        </table:table-row>
        <table:table-row>
          <table:table-cell table:style-name="Table4.A2" office:value-type="string">
            <text:p text:style-name="P32">U</text:p>
          </table:table-cell>
          <table:table-cell table:style-name="Table4.B2" office:value-type="string">
            <text:p text:style-name="Table_20_Contents">SOGoAppointmentSendEMailReceipts</text:p>
          </table:table-cell>
          <table:table-cell table:style-name="Table4.B2" office:value-type="string">
            <text:p text:style-name="Table_20_Contents">Parameter used to set whether SOGo sends or not email receipts to the organizer. Possible values are :</text:p>
            <text:list xml:id="list1681785089" text:continue-list="list1291739702" text:style-name="L12">
              <text:list-header>
                <text:p text:style-name="P62">◾ YES – to send notifications</text:p>
                <text:p text:style-name="P62">◾ NO – to not send notifications</text:p>
                <text:p text:style-name="P62">Defaults to NO when unset.</text:p>
              </text:list-header>
            </text:list>
          </table:table-cell>
        </table:table-row>
        <table:table-row>
          <table:table-cell table:style-name="Table4.A2" office:value-type="string">
            <text:p text:style-name="P32">D</text:p>
          </table:table-cell>
          <table:table-cell table:style-name="Table4.B2" office:value-type="string">
            <text:p text:style-name="Table_20_Contents">SOGoLDAPContactInfoAttribute</text:p>
          </table:table-cell>
          <table:table-cell table:style-name="Table4.B2" office:value-type="string">
            <text:p text:style-name="Table_20_Contents">Parameter used to specify an LDAP attribute that should be displayed when auto-completing user searches.</text:p>
          </table:table-cell>
        </table:table-row>
        <table:table-row>
          <table:table-cell table:style-name="Table4.A2" office:value-type="string">
            <text:p text:style-name="P32">D</text:p>
          </table:table-cell>
          <table:table-cell table:style-name="Table4.B2" office:value-type="string">
            <text:p text:style-name="Table_20_Contents">SOGoiPhoneForceAllDayTransparency</text:p>
          </table:table-cell>
          <table:table-cell table:style-name="Table4.B2" office:value-type="string">
            <text:p text:style-name="P38">When set to YES, this will force all-day events sent over by iPhone OS based devices to be transparent. This means that the all-day events will not be considered during freebusy lookups. Defaults to NO when unset.</text:p>
          </table:table-cell>
        </table:table-row>
        <table:table-row>
          <table:table-cell table:style-name="Table4.A2" office:value-type="string">
            <text:p text:style-name="P32">S</text:p>
          </table:table-cell>
          <table:table-cell table:style-name="Table4.B2" office:value-type="string">
            <text:p text:style-name="Table_20_Contents">SOGoEnablePublicAccess</text:p>
          </table:table-cell>
          <table:table-cell table:style-name="Table4.B2" office:value-type="string">
            <text:p text:style-name="P38">Parameter used to allow or not your users to share publicly (ie., requiring not authentication) their calendars and address books.</text:p>
            <text:p text:style-name="P38">Possible values are :</text:p>
            <text:list xml:id="list907030107" text:continue-numbering="true" text:style-name="L12">
              <text:list-header>
                <text:p text:style-name="P62">◾ YES – to allow them</text:p>
                <text:p text:style-name="P62">◾ NO – to prevent them from doing so</text:p>
              </text:list-header>
            </text:list>
            <text:p text:style-name="P38">Defaults to NO when unset.</text:p>
          </table:table-cell>
        </table:table-row>
        <table:table-row>
          <table:table-cell table:style-name="Table4.A2" office:value-type="string">
            <text:p text:style-name="P32">S</text:p>
          </table:table-cell>
          <table:table-cell table:style-name="Table4.B2" office:value-type="string">
            <text:p text:style-name="Table_20_Contents">SOGoPasswordChangeEnabled</text:p>
          </table:table-cell>
          <table:table-cell table:style-name="Table4.B2" office:value-type="string">
            <text:p text:style-name="P38">Parameter used to allow or not users to change their passwords from SOGo.</text:p>
            <text:p text:style-name="P38">Possible values are :</text:p>
            <text:list xml:id="list1940883041" text:continue-numbering="true" text:style-name="L12">
              <text:list-header>
                <text:p text:style-name="P62">◾ YES – to allow them</text:p>
                <text:p text:style-name="P62">◾ NO – to prevent them from doing so</text:p>
              </text:list-header>
            </text:list>
            <text:p text:style-name="P38">Defaults to NO when unset.</text:p>
          </table:table-cell>
        </table:table-row>
        <table:table-row>
          <table:table-cell table:style-name="Table4.A2" office:value-type="string">
            <text:p text:style-name="P32">S</text:p>
          </table:table-cell>
          <table:table-cell table:style-name="Table4.B2" office:value-type="string">
            <text:p text:style-name="Table_20_Contents">SOGoSupportedLanguages</text:p>
          </table:table-cell>
          <table:table-cell table:style-name="Table4.B2" office:value-type="string">
            <text:p text:style-name="P38">Parameter used to configure which languages are available from SOGo's Web interface. Available languages are specified as an array of string. The default value is :</text:p>
            <text:p text:style-name="P39"><text:s/>( "Czech", "Welsh", "English", "Spanish", "French", "German", "Italian", "Hungarian", "Dutch", "BrazilianPortuguese", "Polish", "Russian", Ukrainian", "Swedish" )</text:p>
          </table:table-cell>
        </table:table-row>
      </table:table>
      <text:p text:style-name="Standard"/>
      <text:h text:style-name="P75" text:outline-level="2"><text:soft-page-break/>Authentication using LDAP</text:h>
      <text:p text:style-name="Standard">SOGo can use a LDAP server to authenticate users and, if desired, to provide global address books. SOGo can also use an SQL backend for this purpose (see the section <text:span text:style-name="T9">Authentication using SQL</text:span> later in this document). Proceed with the following commands to configure an authentication and global address book using an LDAP directory server :</text:p>
      <text:p text:style-name="Code">su – sogo</text:p>
      <text:p text:style-name="Code">defaults write sogod SOGoUserSources '({CNFieldName = cn; <text:line-break/><text:tab/>IDFieldName = uid; UIDFieldName = uid; IMAPHostFieldName = mailHost; <text:line-break/><text:tab/>baseDN = "ou=users,dc=acme,dc=com"; <text:line-break/><text:tab/>bindDN = "uid=sogo,ou=users,dc=acme,dc=com"; <text:line-break/><text:tab/>bindPassword = qwerty; canAuthenticate = YES; displayName = <text:line-break/><text:tab/>"Shared Addresses"; hostname = "localhost"; id = public; <text:line-break/><text:tab/>isAddressBook = YES; port=389})'</text:p>
      <text:p text:style-name="P19"/>
      <text:p text:style-name="Standard">In our example, we use a LDAP server running on the same host where SOGo is being installed.</text:p>
      <text:p text:style-name="Standard">You can also, using the filter attribute, restrict the results to match various criteria. For example, you could define the following filter to return only <text:span text:style-name="T9">persons</text:span> belonging to the organization <text:span text:style-name="T9">Inverse</text:span>:</text:p>
      <text:p text:style-name="Code"><text:s text:c="4"/>filter = "(objectClass='person' AND o='Inverse' AND active='TRU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the human identification name of the address book&gt;";</text:span></text:p>
      <text:p text:style-name="Code"><text:span text:style-name="Code_20__28_inline_29_"><text:s text:c="3"/>isAddressBook = YES;</text:span></text:p>
      <text:p text:style-name="P19"/>
      <text:p text:style-name="Standard">For certain LDAP sources, SOGo also supports indirect binds for user authentication. Here is an example :</text:p>
      <text:p text:style-name="Code">SOGoUserSources =</text:p>
      <text:p text:style-name="Code">(</text:p>
      <text:p text:style-name="Code"><text:s text:c="2"/>{</text:p>
      <text:p text:style-name="Code"><text:s text:c="4"/>type = ldap;</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oft-page-break/><text:s text:c="4"/>isAddressBook = YES;</text:p>
      <text:p text:style-name="Code"><text:s text:c="4"/>port = 389;</text:p>
      <text:p text:style-name="Code"><text:s text:c="2"/>}</text:p>
      <text:p text:style-name="Code">);</text:p>
      <text:p text:style-name="P18"/>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Finally, SOGo supports LDAP-based groups. Groups must be defined like any other authentication sources (ie., <text:span text:style-name="T6">canAuthenticate</text:span> must be set to <text:span text:style-name="T6">YES</text:span> and a group must have a valid email address). In order for SOGo to determine if a specific LDAP entry is a group, SOGo will look for one of the following objectClass attributes :</text:p>
      <text:p text:style-name="P45">❏<text:tab/>group</text:p>
      <text:p text:style-name="P45">❏<text:tab/>groupOfNames</text:p>
      <text:p text:style-name="P45">❏<text:tab/>groupOfUniqueNames</text:p>
      <text:p text:style-name="P45">❏<text:tab/>posixGroup</text:p>
      <text:p text:style-name="Standard">You can set ACLs based on group membership and invite a group to a meeting (and the group will be decomposed to its list of members upon save by SOGo). You can also control the visibility of the group from the list of shared address books or during mail autocompletion by setting the <text:span text:style-name="T6">isAddressBook</text:span> parameter to <text:span text:style-name="T6">YES</text:span> or <text:span text:style-name="T6">NO</text:span>. The following LDAP entry shows how a typical group is defined :</text:p>
      <text:p text:style-name="Code">dn: cn=inverse,ou=groups,dc=inverse,dc=ca</text:p>
      <text:p text:style-name="Code">objectClass: groupOfUniqueNames</text:p>
      <text:p text:style-name="Code">objectClass: top</text:p>
      <text:p text:style-name="Code">objectClass: extensibleObject</text:p>
      <text:p text:style-name="Code">uniqueMember: uid=alice,ou=users,dc=inverse,dc=ca</text:p>
      <text:p text:style-name="Code">uniqueMember: uid=bernard,ou=users,dc=inverse,dc=ca</text:p>
      <text:p text:style-name="Code">uniqueMember: uid=bob,ou=users,dc=inverse,dc=ca</text:p>
      <text:p text:style-name="Code">cn: inverse</text:p>
      <text:p text:style-name="Code">structuralObjectClass: groupOfUniqueNames</text:p>
      <text:p text:style-name="Code">mail: inverse@inverse.ca</text:p>
      <text:p text:style-name="Standard"/>
      <text:p text:style-name="Standard">The corresponding SOGoUserSources entry to handle groups like this one would be :</text:p>
      <text:p text:style-name="Code"><text:s text:c="4"/>{</text:p>
      <text:p text:style-name="Code"><text:s text:c="8"/>CNFieldName = cn;</text:p>
      <text:p text:style-name="Code"><text:s text:c="8"/>IDFieldName = cn;</text:p>
      <text:p text:style-name="Code"><text:s text:c="8"/>UIDFieldName = cn;</text:p>
      <text:p text:style-name="Code"><text:s text:c="8"/>baseDN = "ou=groups,dc=inverse,dc=ca”;</text:p>
      <text:p text:style-name="Code"><text:s text:c="8"/>bindDN = "cn=sogo,ou=services,dc=inverse,dc=ca";</text:p>
      <text:p text:style-name="Code"><text:s text:c="8"/>bindPassword = zot;</text:p>
      <text:p text:style-name="Code"><text:soft-page-break/><text:s text:c="8"/>canAuthenticate = YES;</text:p>
      <text:p text:style-name="Code"><text:s text:c="8"/>displayName = “Inverse Groups”;</text:p>
      <text:p text:style-name="Code"><text:s text:c="8"/>hostname = 127.0.0.1;</text:p>
      <text:p text:style-name="Code"><text:s text:c="8"/>id = inverse_groups;</text:p>
      <text:p text:style-name="Code"><text:s text:c="8"/>isAddressBook = YES;</text:p>
      <text:p text:style-name="Code"><text:s text:c="8"/>port = 389;</text:p>
      <text:p text:style-name="Code"><text:s text:c="4"/>}</text:p>
      <text:p text:style-name="Standard"/>
      <text:p text:style-name="Standard">The following table describes the possible parameters related to a LDAP source :</text:p>
      <table:table table:name="Table26" table:style-name="Table26">
        <table:table-column table:style-name="Table26.A"/>
        <table:table-column table:style-name="Table26.B"/>
        <table:table-column table:style-name="Table26.C"/>
        <table:table-row>
          <table:table-cell table:style-name="Table26.A1" office:value-type="string">
            <text:p text:style-name="P32">D</text:p>
          </table:table-cell>
          <table:table-cell table:style-name="Table26.B1" office:value-type="string">
            <text:p text:style-name="Table_20_Contents">SOGoUserSources</text:p>
          </table:table-cell>
          <table:table-cell table:style-name="Table26.B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26.2">
          <table:table-cell table:style-name="Table26.A2" office:value-type="string">
            <text:p text:style-name="P32"/>
          </table:table-cell>
          <table:table-cell table:style-name="Table26.B2" office:value-type="string">
            <text:p text:style-name="P35">type</text:p>
          </table:table-cell>
          <table:table-cell table:style-name="Table26.B2" office:value-type="string">
            <text:p text:style-name="P26">the type of <text:span text:style-name="T11">this</text:span> user source, set to <text:span text:style-name="Code_20__28_inline_29_">ldap</text:span> for an LDAP source</text:p>
          </table:table-cell>
        </table:table-row>
        <table:table-row>
          <table:table-cell table:style-name="Table26.A2" office:value-type="string">
            <text:p text:style-name="P32"/>
          </table:table-cell>
          <table:table-cell table:style-name="Table26.B3" office:value-type="string">
            <text:p text:style-name="P35">id</text:p>
          </table:table-cell>
          <table:table-cell table:style-name="Table26.B3" office:value-type="string">
            <text:p text:style-name="P26">the identification name of the LDAP repository. This must be unique – even when using multiple domains.</text:p>
          </table:table-cell>
        </table:table-row>
        <table:table-row>
          <table:table-cell table:style-name="Table26.A2" office:value-type="string">
            <text:p text:style-name="P32"/>
          </table:table-cell>
          <table:table-cell table:style-name="Table26.B3" office:value-type="string">
            <text:p text:style-name="P35">CNFieldName</text:p>
          </table:table-cell>
          <table:table-cell table:style-name="Table26.B3" office:value-type="string">
            <text:p text:style-name="P26">the field that returns the complete name</text:p>
          </table:table-cell>
        </table:table-row>
        <table:table-row>
          <table:table-cell table:style-name="Table26.A2" office:value-type="string">
            <text:p text:style-name="P32"/>
          </table:table-cell>
          <table:table-cell table:style-name="Table26.B3" office:value-type="string">
            <text:p text:style-name="P35">IDFieldName</text:p>
          </table:table-cell>
          <table:table-cell table:style-name="Table26.B3" office:value-type="string">
            <text:p text:style-name="P26">the field that starts a user DN if bindFields is not used. This field must be unique across the entire SOGo domain</text:p>
          </table:table-cell>
        </table:table-row>
        <table:table-row>
          <table:table-cell table:style-name="Table26.A2" office:value-type="string">
            <text:p text:style-name="P32"/>
          </table:table-cell>
          <table:table-cell table:style-name="Table26.B3" office:value-type="string">
            <text:p text:style-name="P35">UIDFieldName</text:p>
          </table:table-cell>
          <table:table-cell table:style-name="Table26.B3" office:value-type="string">
            <text:p text:style-name="P25">the field that returns the login name</text:p>
          </table:table-cell>
        </table:table-row>
        <table:table-row>
          <table:table-cell table:style-name="Table26.A2" office:value-type="string">
            <text:p text:style-name="P32"/>
          </table:table-cell>
          <table:table-cell table:style-name="Table26.B3" office:value-type="string">
            <text:p text:style-name="P35">MailFieldNames</text:p>
          </table:table-cell>
          <table:table-cell table:style-name="Table26.B3" office:value-type="string">
            <text:p text:style-name="P25">an array of fields that returns the user's email addresses (defaults to <text:span text:style-name="Code_20__28_inline_29_">mail</text:span> when unset)</text:p>
          </table:table-cell>
        </table:table-row>
        <table:table-row>
          <table:table-cell table:style-name="Table26.A2" office:value-type="string">
            <text:p text:style-name="P32"/>
          </table:table-cell>
          <table:table-cell table:style-name="Table26.B3" office:value-type="string">
            <text:p text:style-name="P35">SearchFieldNames</text:p>
          </table:table-cell>
          <table:table-cell table:style-name="Table26.B3" office:value-type="string">
            <text:p text:style-name="P25">an array of fields to to match against the search string when filtering users (defaults to <text:span text:style-name="Code_20__28_inline_29_">sn</text:span>, <text:span text:style-name="Code_20__28_inline_29_">displayName</text:span>, and <text:span text:style-name="Code_20__28_inline_29_">telephoneNumber</text:span> when unset)</text:p>
          </table:table-cell>
        </table:table-row>
        <table:table-row>
          <table:table-cell table:style-name="Table26.A2" office:value-type="string">
            <text:p text:style-name="P32"/>
          </table:table-cell>
          <table:table-cell table:style-name="Table26.B3" office:value-type="string">
            <text:p text:style-name="P35">IMAPHostFieldName (optional)</text:p>
          </table:table-cell>
          <table:table-cell table:style-name="Table26.B3" office:value-type="string">
            <text:p text:style-name="P25">the field that returns the IMAP hostname for the user</text:p>
          </table:table-cell>
        </table:table-row>
        <table:table-row>
          <table:table-cell table:style-name="Table26.A2" office:value-type="string">
            <text:p text:style-name="P32"/>
          </table:table-cell>
          <table:table-cell table:style-name="Table26.B3" office:value-type="string">
            <text:p text:style-name="P35">IMAPLoginFieldName (optional)</text:p>
          </table:table-cell>
          <table:table-cell table:style-name="Table26.B3" office:value-type="string">
            <text:p text:style-name="P25">the field that returns the IMAP login name for the user (defaults to the value of UIDFieldName when unset)</text:p>
          </table:table-cell>
        </table:table-row>
        <table:table-row>
          <table:table-cell table:style-name="Table26.A2" office:value-type="string">
            <text:p text:style-name="P32"/>
          </table:table-cell>
          <table:table-cell table:style-name="Table26.B3" office:value-type="string">
            <text:p text:style-name="P35">baseDN</text:p>
          </table:table-cell>
          <table:table-cell table:style-name="Table26.B3" office:value-type="string">
            <text:p text:style-name="P25">the base DN of your user entries</text:p>
          </table:table-cell>
        </table:table-row>
        <table:table-row>
          <table:table-cell table:style-name="Table26.A2" office:value-type="string">
            <text:p text:style-name="P32"/>
          </table:table-cell>
          <table:table-cell table:style-name="Table26.B3" office:value-type="string">
            <text:p text:style-name="P35">KindFieldName (optional)</text:p>
          </table:table-cell>
          <table:table-cell table:style-name="Table26.B3" office:value-type="string">
            <text:p text:style-name="P25">if set, SOGo will try to determine if the value of the field corresponds to either “group”, “location” or “thing”. If that's the case, SOGo will consider the returned entry to be a resource.</text:p>
            <text:p text:style-name="P25"/>
            <text:p text:style-name="P25">For LDAP-based sources, SOGo can also automatically determine if it's a resource if the entry has the “calendarresource” objectClass set.</text:p>
          </table:table-cell>
        </table:table-row>
        <table:table-row>
          <table:table-cell table:style-name="Table26.A2" office:value-type="string">
            <text:p text:style-name="P32"/>
          </table:table-cell>
          <table:table-cell table:style-name="Table26.B3" office:value-type="string">
            <text:p text:style-name="P35">MultipleBookingsFieldName (optional)</text:p>
          </table:table-cell>
          <table:table-cell table:style-name="Table26.B3" office:value-type="string">
            <text:p text:style-name="P25">if set, SOGo will read the value of that field and prevent <text:s/>over-booking resources. If not set, 0 is considered, which means no limit.</text:p>
          </table:table-cell>
        </table:table-row>
        <text:soft-page-break/>
        <table:table-row>
          <table:table-cell table:style-name="Table26.A2" office:value-type="string">
            <text:p text:style-name="P32"/>
          </table:table-cell>
          <table:table-cell table:style-name="Table26.B3" office:value-type="string">
            <text:p text:style-name="P35">filter (optional)</text:p>
          </table:table-cell>
          <table:table-cell table:style-name="Table26.B3" office:value-type="string">
            <text:p text:style-name="P25">the LDAP filter</text:p>
          </table:table-cell>
        </table:table-row>
        <table:table-row>
          <table:table-cell table:style-name="Table26.A2" office:value-type="string">
            <text:p text:style-name="P32"/>
          </table:table-cell>
          <table:table-cell table:style-name="Table26.B3" office:value-type="string">
            <text:p text:style-name="P35">scope (optional)</text:p>
          </table:table-cell>
          <table:table-cell table:style-name="Table26.B3" office:value-type="string">
            <text:p text:style-name="P25">either BASE, ONE or SUB</text:p>
          </table:table-cell>
        </table:table-row>
        <table:table-row>
          <table:table-cell table:style-name="Table26.A2" office:value-type="string">
            <text:p text:style-name="P32"/>
          </table:table-cell>
          <table:table-cell table:style-name="Table26.B3" office:value-type="string">
            <text:p text:style-name="P35">bindDN</text:p>
          </table:table-cell>
          <table:table-cell table:style-name="Table26.B3" office:value-type="string">
            <text:p text:style-name="P25">the DN of the login name to use for binding to your server</text:p>
          </table:table-cell>
        </table:table-row>
        <table:table-row>
          <table:table-cell table:style-name="Table26.A2" office:value-type="string">
            <text:p text:style-name="P32"/>
          </table:table-cell>
          <table:table-cell table:style-name="Table26.B3" office:value-type="string">
            <text:p text:style-name="P35">bindPassword</text:p>
          </table:table-cell>
          <table:table-cell table:style-name="Table26.B3" office:value-type="string">
            <text:p text:style-name="P25">its password</text:p>
          </table:table-cell>
        </table:table-row>
        <table:table-row>
          <table:table-cell table:style-name="Table26.A2" office:value-type="string">
            <text:p text:style-name="P32"/>
          </table:table-cell>
          <table:table-cell table:style-name="Table26.B3" office:value-type="string">
            <text:p text:style-name="P35">bindAsCurrentUser</text:p>
          </table:table-cell>
          <table:table-cell table:style-name="Table26.B3" office:value-type="string">
            <text:p text:style-name="P25">if set to YES, SOGo will always keep binding to the LDAP server using the DN of the currently authenticated user. If bindFields is set, bindDN and bindPassword will still be required to find the proper DN of the user.</text:p>
          </table:table-cell>
        </table:table-row>
        <table:table-row>
          <table:table-cell table:style-name="Table26.A2" office:value-type="string">
            <text:p text:style-name="P32"/>
          </table:table-cell>
          <table:table-cell table:style-name="Table26.B3" office:value-type="string">
            <text:p text:style-name="P35">bindFields (optional)</text:p>
          </table:table-cell>
          <table:table-cell table:style-name="Table26.B3" office:value-type="string">
            <text:p text:style-name="P25">an array of fields to use when doing indirect binds</text:p>
          </table:table-cell>
        </table:table-row>
        <table:table-row>
          <table:table-cell table:style-name="Table26.A2" office:value-type="string">
            <text:p text:style-name="P32"/>
          </table:table-cell>
          <table:table-cell table:style-name="Table26.B3" office:value-type="string">
            <text:p text:style-name="P35">hostname</text:p>
          </table:table-cell>
          <table:table-cell table:style-name="Table26.B3" office:value-type="string">
            <text:p text:style-name="P25">a space-delimited list of LDAP hostnames or LDAP URLs</text:p>
          </table:table-cell>
        </table:table-row>
        <table:table-row>
          <table:table-cell table:style-name="Table26.A2" office:value-type="string">
            <text:p text:style-name="P32"/>
          </table:table-cell>
          <table:table-cell table:style-name="Table26.B3" office:value-type="string">
            <text:p text:style-name="P35">port</text:p>
          </table:table-cell>
          <table:table-cell table:style-name="Table26.B3" office:value-type="string">
            <text:p text:style-name="P25">port number of the LDAP server</text:p>
          </table:table-cell>
        </table:table-row>
        <table:table-row>
          <table:table-cell table:style-name="Table26.A2" office:value-type="string">
            <text:p text:style-name="P32"/>
          </table:table-cell>
          <table:table-cell table:style-name="Table26.B3" office:value-type="string">
            <text:p text:style-name="P35">encryption (optional)</text:p>
          </table:table-cell>
          <table:table-cell table:style-name="Table26.B3" office:value-type="string">
            <text:p text:style-name="P25">either SSL or STARTTLS</text:p>
          </table:table-cell>
        </table:table-row>
        <table:table-row>
          <table:table-cell table:style-name="Table26.A2" office:value-type="string">
            <text:p text:style-name="P32"/>
          </table:table-cell>
          <table:table-cell table:style-name="Table26.B3" office:value-type="string">
            <text:p text:style-name="P35">canAuthenticate</text:p>
          </table:table-cell>
          <table:table-cell table:style-name="Table26.B3" office:value-type="string">
            <text:p text:style-name="P25">If set to YES, this LDAP source is used for authentication</text:p>
          </table:table-cell>
        </table:table-row>
        <table:table-row>
          <table:table-cell table:style-name="Table26.A2" office:value-type="string">
            <text:p text:style-name="P32"/>
          </table:table-cell>
          <table:table-cell table:style-name="Table26.B3" office:value-type="string">
            <text:p text:style-name="P35">passwordPolicy</text:p>
          </table:table-cell>
          <table:table-cell table:style-name="Table26.B3" office:value-type="string">
            <text:p text:style-name="P25">If set to YES, SOGo will use the extended LDAP Password Policies attributes. If you LDAP server does not support those and you activate this feature, every LDAP requests will fail.</text:p>
          </table:table-cell>
        </table:table-row>
        <table:table-row>
          <table:table-cell table:style-name="Table26.A2" office:value-type="string">
            <text:p text:style-name="P32"/>
          </table:table-cell>
          <table:table-cell table:style-name="Table26.B3" office:value-type="string">
            <text:p text:style-name="P35">isAddressBook</text:p>
          </table:table-cell>
          <table:table-cell table:style-name="Table26.B3" office:value-type="string">
            <text:p text:style-name="P25">if set to YES, this LDAP source is used as a shared address book (with read-only access)</text:p>
          </table:table-cell>
        </table:table-row>
        <table:table-row>
          <table:table-cell table:style-name="Table26.A2" office:value-type="string">
            <text:p text:style-name="P32"/>
          </table:table-cell>
          <table:table-cell table:style-name="Table26.B3" office:value-type="string">
            <text:p text:style-name="P35">displayName (optional)</text:p>
          </table:table-cell>
          <table:table-cell table:style-name="Table26.B3" office:value-type="string">
            <text:p text:style-name="P25">if set as an address book, the human identification name of the LDAP repository</text:p>
          </table:table-cell>
        </table:table-row>
        <table:table-row>
          <table:table-cell table:style-name="Table26.A2" office:value-type="string">
            <text:p text:style-name="P32"/>
          </table:table-cell>
          <table:table-cell table:style-name="Table26.B3" office:value-type="string">
            <text:p text:style-name="P35">ModulesConstraints (optional)</text:p>
          </table:table-cell>
          <table:table-cell table:style-name="Table26.B3" office:value-type="string">
            <text:p text:style-name="P25">limits the access of any module through a constraint based on an LDAP attribute; must be a dictionary with keys <text:span text:style-name="Code_20__28_inline_29_">Mail</text:span>, and/or <text:span text:style-name="Code_20__28_inline_29_">Calendar</text:span>, for example:</text:p>
            <text:p text:style-name="P28">ModulesConstraints = {</text:p>
            <text:p text:style-name="P28"><text:tab/>Calendar = {</text:p>
            <text:p text:style-name="P28"><text:tab/><text:tab/>ou = employees;</text:p>
            <text:p text:style-name="P28"><text:tab/>};</text:p>
            <text:p text:style-name="P28">};</text:p>
          </table:table-cell>
        </table:table-row>
      </table:table>
      <text:p text:style-name="Standard"/>
      <text:p text:style-name="Standard">The following parameters can be defined along the other keys of each entry of the SOGoUserSources, but can also defined at the domain and/or system levels :</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1">D</text:p>
          </table:table-cell>
          <table:table-cell table:style-name="Table5.B1" office:value-type="string">
            <text:p text:style-name="Table_20_Contents">SOGoLDAPContactInfoAttribute</text:p>
          </table:table-cell>
          <table:table-cell table:style-name="Table5.B1" office:value-type="string">
            <text:p text:style-name="Table_20_Contents">Parameter <text:span text:style-name="T11">used</text:span> to specify an attribute that should appear in autocompletion of the web interface.</text:p>
          </table:table-cell>
        </table:table-row>
        <table:table-row>
          <table:table-cell table:style-name="Table5.A2" office:value-type="string">
            <text:p text:style-name="P32">D</text:p>
          </table:table-cell>
          <table:table-cell table:style-name="Table5.B2" office:value-type="string">
            <text:p text:style-name="Table_20_Contents">SOGoLDAPQueryLimit</text:p>
          </table:table-cell>
          <table:table-cell table:style-name="Table5.B2" office:value-type="string">
            <text:p text:style-name="Table_20_Contents">Parameter used to limit the number of returned results from the LDAP server whenever SOGo performs a LDAP query (for example, during addresses completion in a shared address book).</text:p>
          </table:table-cell>
        </table:table-row>
        <text:soft-page-break/>
        <table:table-row>
          <table:table-cell table:style-name="Table5.A3" office:value-type="string">
            <text:p text:style-name="P32">D</text:p>
          </table:table-cell>
          <table:table-cell table:style-name="Table5.B3" office:value-type="string">
            <text:p text:style-name="Table_20_Contents">SOGoLDAPQueryTimeout</text:p>
          </table:table-cell>
          <table:table-cell table:style-name="Table5.B3" office:value-type="string">
            <text:p text:style-name="Table_20_Contents">Parameter to define the timeout of LDAP queries. The actual time limit for operations is also bounded by the maximum time that the server is configured to allow.<text:line-break/>Defaults to 0 (unlimited).</text:p>
          </table:table-cell>
        </table:table-row>
      </table:table>
      <text:p text:style-name="Standard"/>
      <text:h text:style-name="Heading_20_2" text:outline-level="2">LDAP Attributes Indexing</text:h>
      <text:p text:style-name="Standard">To ensure proper performance of the SOGo application, the following LDAP attributes must be fully indexed :</text:p>
      <text:list xml:id="list955493901" text:style-name="L14">
        <text:list-header>
          <text:p text:style-name="P50">❏<text:tab/>givenName</text:p>
          <text:p text:style-name="P50">❏<text:tab/>cn</text:p>
          <text:p text:style-name="P50">❏<text:tab/>mail</text:p>
          <text:p text:style-name="P50">❏<text:tab/>sn</text:p>
          <text:p text:style-name="P47"/>
        </text:list-header>
      </text:list>
      <text:p text:style-name="Standard">Please refer to the documentation of the software you use in order to index those attributes.</text:p>
      <text:h text:style-name="Heading_20_2" text:outline-level="2">Authenticating using C.A.S.</text:h>
      <text:p text:style-name="Standard">SOGo natively supports C.A.S. authentication. For activating C.A.S. authentication you need first to make sure that the <text:span text:style-name="T6">SOGoAuthenticationType</text:span> setting is set to “cas” and that the <text:span text:style-name="T6">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he first constraint is that the amount of workers that SOGo uses must be higher than 1 in order to enable the C.A.S.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T6">WOWorkersCount</text:span> setting appropriately.</text:p>
      <text:p text:style-name="Standard"><text:soft-page-break/>The second constraint is that the SOGo service must be accessible and accessed via https. Moreover, the certificate issued by the SOGo server has to be recognized by the C.A.S. service. In the case of a certificate issued by a third-party authority, there should be nothing to worry about. In the case of a self-signed certificate, the certificate must be registered in the trusted keystore of the C.A.S. application. The procedure to achieve this falls out of the scope of this document but can be summarized as importing the certificate in the proper “keystore” using the <text:span text:style-name="Code_20__28_inline_29_">keytool</text:span> utility and specifying the path for that keystore to the Tomcat instance which provides <text:s/>the C.A.S. service. This is done by tweaking the <text:span text:style-name="Code_20__28_inline_29_">javax.net.ssl.trustStore</text:span> setting, either in the catalina.properties file or in the command-line parameters.</text:p>
      <text:p text:style-name="Standard">If any of those constraints is un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Currently, IMAP is the only such service. Most of the time, this happens as a consequence to the problem described above.</text:p>
      <text:h text:style-name="Heading_20_2" text:outline-level="2">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2">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createdb -O sogo sogo</text:p>
      <text:p text:style-name="P18"/>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text:soft-page-break/>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text:a xlink:type="simple" xlink:href="mailto:sogo@localhost">sogo@localhost</text:a>:5432/sogo/sogo_folder_info'</text:p>
      <text:p text:style-name="Code">defaults write sogod OCSSessionsFolderURL<text:line-break/><text:tab/>'postgresql://sogo:sogo@localhost:5432/sogo/sogo_sessions_folder'</text:p>
      <text:p text:style-name="P18"/>
      <text:p text:style-name="Standard">The following table describes the parameters that were set :</text:p>
      <table:table table:name="Table24" table:style-name="Table24">
        <table:table-column table:style-name="Table24.A"/>
        <table:table-column table:style-name="Table24.B"/>
        <table:table-column table:style-name="Table24.C"/>
        <table:table-row>
          <table:table-cell table:style-name="Table24.A1" office:value-type="string">
            <text:p text:style-name="P32">D</text:p>
          </table:table-cell>
          <table:table-cell table:style-name="Table24.B1" office:value-type="string">
            <text:p text:style-name="Table_20_Contents">SOGoProfileURL</text:p>
          </table:table-cell>
          <table:table-cell table:style-name="Table24.B1" office:value-type="string">
            <text:p text:style-name="Table_20_Contents">Parameter used to set the database URL so that SOGo can retrieve user profiles.</text:p>
            <text:p text:style-name="Table_20_Contents">For MySQL, set the database URL to something like :</text:p>
            <text:p text:style-name="P2"><text:span text:style-name="Code_20__28_inline_29_">mysql://sogo:sogo@localhost:3306/sogo/sogo_user_profile</text:span></text:p>
          </table:table-cell>
        </table:table-row>
        <table:table-row>
          <table:table-cell table:style-name="Table24.A2" office:value-type="string">
            <text:p text:style-name="P32">D</text:p>
          </table:table-cell>
          <table:table-cell table:style-name="Table24.B2" office:value-type="string">
            <text:p text:style-name="Table_20_Contents">OCSFolderInfoURL</text:p>
          </table:table-cell>
          <table:table-cell table:style-name="Table24.B2"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3"><text:span text:style-name="Code_20__28_inline_29_">oracle://sogo:sogo@localhost:1526/sogo/sogo_folder_info</text:span></text:p>
          </table:table-cell>
        </table:table-row>
        <table:table-row>
          <table:table-cell table:style-name="Table24.A2" office:value-type="string">
            <text:p text:style-name="P32">D</text:p>
          </table:table-cell>
          <table:table-cell table:style-name="Table24.B2" office:value-type="string">
            <text:p text:style-name="Table_20_Contents">OCSSessionsFolderURL</text:p>
          </table:table-cell>
          <table:table-cell table:style-name="Table24.B2" office:value-type="string">
            <text:p text:style-name="Table_20_Contents">Parameter used to set the database URL so that SOGo can store and retrieve secured user sessions information. <text:span text:style-name="T12">For PostgreSQL, the database URL could be set to something like : </text:span><text:span text:style-name="Code_20__28_inline_29_">postgresql://sogo:sogo@localhost:5432/sogo/sogo_sessions_folder</text:span></text:p>
          </table:table-cell>
        </table:table-row>
        <table:table-row>
          <table:table-cell table:style-name="Table24.A2" office:value-type="string">
            <text:p text:style-name="P32">D</text:p>
          </table:table-cell>
          <table:table-cell table:style-name="Table24.B2" office:value-type="string">
            <text:p text:style-name="Table_20_Contents">OCSEMailAlarmsFolderURL</text:p>
          </table:table-cell>
          <table:table-cell table:style-name="Table24.B2" office:value-type="string">
            <text:p text:style-name="P4"><text:span text:style-name="T12">Parameter used to set the database URL for email-based alarms (that can be set on events and tasks). This parameter is </text:span><text:span text:style-name="T12">relevant only if <text:s/>SOGoEnableEMailAlarms is set to YES. For PostgreSQL, the database URL could be set to something like : </text:span><text:span text:style-name="Code_20__28_inline_29_">postgresql://sogo:sogo@localhost:5432/sogo/sogo_alarms_folder</text:span></text:p>
            <text:p text:style-name="Table_20_Contents">See the “EMail reminders” section in this document for more information.</text:p>
          </table:table-cell>
        </table:table-row>
      </table:table>
      <text:p text:style-name="P12"/>
      <text:p text:style-name="Standard"><text:soft-page-break/><text:span text:style-name="T13">If you're using MySQL, make</text:span> sure in your <text:span text:style-name="T6">my.cnf</text:span> file you have :<text:line-break/><text:line-break/><text:span text:style-name="T6">[mysqld]<text:line-break/>...<text:line-break/>character_set_server=utf8<text:line-break/>character_set_client=utf8<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6">create database sogo CHARSET='UTF8'; </text:span></text:p>
      <text:h text:style-name="Heading_20_2" text:outline-level="2">Authentication using SQL</text:h>
      <text:p text:style-name="P12">SOGo can use a SQL-based database server for authentication. The configuration is very similar to LDAP-based authentication.</text:p>
      <text:p text:style-name="Standard">The following table describes all the possible parameters related to a SQL source :</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3">D</text:p>
          </table:table-cell>
          <table:table-cell table:style-name="Table2.B1" office:value-type="string">
            <text:p text:style-name="Table_20_Contents">SOGoUserSources</text:p>
          </table:table-cell>
          <table:table-cell table:style-name="Table2.B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2.1">
          <table:table-cell table:style-name="Table2.A2" office:value-type="string">
            <text:p text:style-name="P33"/>
          </table:table-cell>
          <table:table-cell table:style-name="Table2.B2" office:value-type="string">
            <text:p text:style-name="P35">type</text:p>
          </table:table-cell>
          <table:table-cell table:style-name="Table2.B2" office:value-type="string">
            <text:p text:style-name="P26">the type of <text:span text:style-name="T11">this</text:span> user source, set to <text:span text:style-name="Code_20__28_inline_29_">sql</text:span> for a SQL source</text:p>
          </table:table-cell>
        </table:table-row>
        <table:table-row table:style-name="Table2.1">
          <table:table-cell table:style-name="Table2.A2" office:value-type="string">
            <text:p text:style-name="P33"/>
          </table:table-cell>
          <table:table-cell table:style-name="Table2.B2" office:value-type="string">
            <text:p text:style-name="P35">id</text:p>
          </table:table-cell>
          <table:table-cell table:style-name="Table2.B2" office:value-type="string">
            <text:p text:style-name="P26">the identification name of the SQL repository. This must be unique – even when using multiple domains.</text:p>
          </table:table-cell>
        </table:table-row>
        <table:table-row table:style-name="Table2.1">
          <table:table-cell table:style-name="Table2.A2" office:value-type="string">
            <text:p text:style-name="P33"/>
          </table:table-cell>
          <table:table-cell table:style-name="Table2.B2" office:value-type="string">
            <text:p text:style-name="P35">viewURL</text:p>
          </table:table-cell>
          <table:table-cell table:style-name="Table2.B2" office:value-type="string">
            <text:p text:style-name="P29">database URL of the view used by SOGo. The view expects columns to be present. Required columns are :</text:p>
            <text:list xml:id="list469473255" text:continue-list="list1940883041" text:style-name="L12">
              <text:list-header>
                <text:p text:style-name="P69">◾ <text:span text:style-name="T6">c_uid</text:span> : will be used for authentication – it's a username or username@domain.tld</text:p>
                <text:p text:style-name="P69">◾ <text:span text:style-name="T6">c_name</text:span> : will be used to uniquely identify entries – which can be identical to c_uid </text:p>
                <text:p text:style-name="P69">◾ <text:span text:style-name="T6">c_password</text:span> : password of the user, plain text, md5 or sha encoded </text:p>
                <text:p text:style-name="P69">◾ <text:span text:style-name="T6">c_cn</text:span> : the user's common name</text:p>
                <text:p text:style-name="P69">◾ <text:span text:style-name="T6">mail</text:span> : the user's email address</text:p>
                <text:p text:style-name="P70"/>
                <text:p text:style-name="P70">Other columns can exist and will actually be mapped automatically if they have the same name as popular LDAP attributes (such as <text:span text:style-name="T6">givenName</text:span>, <text:span text:style-name="T6">sn</text:span>, <text:span text:style-name="T6">department</text:span>, <text:span text:style-name="T6">title</text:span>, <text:span text:style-name="T6">telephoneNumber</text:span>, etc.)</text:p>
              </text:list-header>
            </text:list>
          </table:table-cell>
        </table:table-row>
        <text:soft-page-break/>
        <table:table-row table:style-name="Table2.1">
          <table:table-cell table:style-name="Table2.A2" office:value-type="string">
            <text:p text:style-name="P33"/>
          </table:table-cell>
          <table:table-cell table:style-name="Table2.B2" office:value-type="string">
            <text:p text:style-name="P35">userPasswordAlgorithm</text:p>
          </table:table-cell>
          <table:table-cell table:style-name="Table2.B2" office:value-type="string">
            <text:p text:style-name="P26">the algorithm used for password encryption. Possible values are <text:span text:style-name="T6">none</text:span>, <text:span text:style-name="T6">md5</text:span><text:span text:style-name="T12"> and </text:span><text:span text:style-name="T6">sha.</text:span></text:p>
          </table:table-cell>
        </table:table-row>
        <table:table-row table:style-name="Table2.1">
          <table:table-cell table:style-name="Table2.A2" office:value-type="string">
            <text:p text:style-name="P33"/>
          </table:table-cell>
          <table:table-cell table:style-name="Table2.B2" office:value-type="string">
            <text:p text:style-name="P35">canAuthenticate</text:p>
          </table:table-cell>
          <table:table-cell table:style-name="Table2.B2" office:value-type="string">
            <text:p text:style-name="P25">if set to <text:span text:style-name="Code_20__28_inline_29_">YES</text:span>, this SQL source is used for authentication</text:p>
          </table:table-cell>
        </table:table-row>
        <table:table-row table:style-name="Table2.1">
          <table:table-cell table:style-name="Table2.A7" office:value-type="string">
            <text:p text:style-name="P33"/>
          </table:table-cell>
          <table:table-cell table:style-name="Table2.B7" office:value-type="string">
            <text:p text:style-name="P36">isAddressBook</text:p>
          </table:table-cell>
          <table:table-cell table:style-name="Table2.B7" office:value-type="string">
            <text:p text:style-name="P27">if set to YES, this SQL source is used as a shared address book (with read-only access)</text:p>
          </table:table-cell>
        </table:table-row>
        <table:table-row table:style-name="Table2.1">
          <table:table-cell table:style-name="Table2.A7" office:value-type="string">
            <text:p text:style-name="P33"/>
          </table:table-cell>
          <table:table-cell table:style-name="Table2.B7" office:value-type="string">
            <text:p text:style-name="P36">authenticationFilter (optional)</text:p>
          </table:table-cell>
          <table:table-cell table:style-name="Table2.B7" office:value-type="string">
            <text:p text:style-name="P27">a filter that limits which users can authenticate from this source</text:p>
          </table:table-cell>
        </table:table-row>
        <table:table-row table:style-name="Table2.1">
          <table:table-cell table:style-name="Table2.A9" office:value-type="string">
            <text:p text:style-name="P32"/>
          </table:table-cell>
          <table:table-cell table:style-name="Table2.B7" office:value-type="string">
            <text:p text:style-name="P36">displayName (optional)</text:p>
          </table:table-cell>
          <table:table-cell table:style-name="Table2.B7" office:value-type="string">
            <text:p text:style-name="P27">if set as an address book, the human identification name of the SQL repository</text:p>
          </table:table-cell>
        </table:table-row>
        <table:table-row table:style-name="Table2.1">
          <table:table-cell table:style-name="Table2.A9" office:value-type="string">
            <text:p text:style-name="P32"/>
          </table:table-cell>
          <table:table-cell table:style-name="Table2.B7" office:value-type="string">
            <text:p text:style-name="P36">MailFieldNames</text:p>
          </table:table-cell>
          <table:table-cell table:style-name="Table2.B7" office:value-type="string">
            <text:p text:style-name="P27">an array of fields that specifies the column names that will hold additional email addresses (beside the <text:span text:style-name="Code_20__28_inline_29_">mail</text:span> column) for each user</text:p>
          </table:table-cell>
        </table:table-row>
        <table:table-row table:style-name="Table2.1">
          <table:table-cell table:style-name="Table2.A9" office:value-type="string">
            <text:p text:style-name="P32"/>
          </table:table-cell>
          <table:table-cell table:style-name="Table2.B7" office:value-type="string">
            <text:p text:style-name="P35">IMAPLoginFieldName (optional)</text:p>
          </table:table-cell>
          <table:table-cell table:style-name="Table2.B7" office:value-type="string">
            <text:p text:style-name="P25">the field that returns the IMAP login name for the user (defaults to the value of UIDFieldName when unset)</text:p>
          </table:table-cell>
        </table:table-row>
        <table:table-row table:style-name="Table2.1">
          <table:table-cell table:style-name="Table2.A9" office:value-type="string">
            <text:p text:style-name="P32"/>
          </table:table-cell>
          <table:table-cell table:style-name="Table2.B7" office:value-type="string">
            <text:p text:style-name="P35">KindFieldName (optional)</text:p>
          </table:table-cell>
          <table:table-cell table:style-name="Table2.B7" office:value-type="string">
            <text:p text:style-name="P25">if set, SOGo will try to determine if the value of the field corresponds to either “group”, “location” or “thing”. If that's the case, SOGo will consider the returned entry to be a resource.</text:p>
          </table:table-cell>
        </table:table-row>
        <table:table-row table:style-name="Table2.1">
          <table:table-cell table:style-name="Table2.A9" office:value-type="string">
            <text:p text:style-name="P32"/>
          </table:table-cell>
          <table:table-cell table:style-name="Table2.B7" office:value-type="string">
            <text:p text:style-name="P35">MultipleBookingsFieldName (optional)</text:p>
          </table:table-cell>
          <table:table-cell table:style-name="Table2.B7" office:value-type="string">
            <text:p text:style-name="P25">if set, SOGo will read the value of that field and prevent <text:s/>over-booking resources. If not set, 0 is considered, which means no limit.</text:p>
          </table:table-cell>
        </table:table-row>
      </table:table>
      <text:p text:style-name="P12"/>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4">);</text:p>
      <text:p text:style-name="P22"/>
      <text:p text:style-name="Code"><text:span text:style-name="T13">Certain database columns must be present in the view/table, such as :</text:span></text:p>
      <text:p text:style-name="Code"><text:span text:style-name="T7"/></text:p>
      <text:p text:style-name="P52"><text:bookmark text:name="bugnotes"/><text:span text:style-name="T6">❏<text:tab/>c_uid</text:span> - will be used for authentication – <text:s/>it's the username or <text:a xlink:type="simple" xlink:href="mailto:username@domain.tld">username@domain.tld</text:a>)</text:p>
      <text:p text:style-name="P52"><text:span text:style-name="T6">❏<text:tab/>c_name</text:span> - which can be identical to c_uid – <text:s/>will be used to uniquely identify entries</text:p>
      <text:p text:style-name="P52"><text:span text:style-name="T6">❏<text:tab/>c_password</text:span> – password of the user, plain-text, md5 or sha encoded for now</text:p>
      <text:p text:style-name="P52"><text:span text:style-name="T6">❏<text:tab/>c_cn</text:span> - the user's common name – such as “John Doe”</text:p>
      <text:p text:style-name="P52"><text:span text:style-name="T6">❏<text:tab/>mail</text:span> – <text:s/>the user's mail address </text:p>
      <text:p text:style-name="P22">Note that groups are currently not supported for SQL-based authentication sources.</text:p>
      <text:h text:style-name="Heading_20_2" text:outline-level="2"><text:soft-page-break/>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4"/>
      <text:p text:style-name="Standard">The following table describes the parameters that were set :</text:p>
      <table:table table:name="Table23" table:style-name="Table23">
        <table:table-column table:style-name="Table23.A"/>
        <table:table-column table:style-name="Table23.B"/>
        <table:table-column table:style-name="Table23.C"/>
        <table:table-row>
          <table:table-cell table:style-name="Table23.A1" office:value-type="string">
            <text:p text:style-name="P32">D</text:p>
          </table:table-cell>
          <table:table-cell table:style-name="Table23.B1" office:value-type="string">
            <text:p text:style-name="Table_20_Contents">SOGoMailingMechanism</text:p>
          </table:table-cell>
          <table:table-cell table:style-name="Table23.B1" office:value-type="string">
            <text:p text:style-name="Table_20_Contents">Parameter used to set how SOGo sends mail messages. Possible values are :</text:p>
            <text:list xml:id="list1322612631" text:style-name="L16">
              <text:list-header>
                <text:p text:style-name="P64"><text:span text:style-name="Code_20__28_inline_29_">◾ sendmail</text:span> – to use the sendmail binary</text:p>
                <text:p text:style-name="P64"><text:span text:style-name="Code_20__28_inline_29_">◾ smtp</text:span> – to use the SMTP protocol</text:p>
              </text:list-header>
            </text:list>
          </table:table-cell>
        </table:table-row>
        <table:table-row>
          <table:table-cell table:style-name="Table23.A2" office:value-type="string">
            <text:p text:style-name="P32">D</text:p>
          </table:table-cell>
          <table:table-cell table:style-name="Table23.B2" office:value-type="string">
            <text:p text:style-name="Table_20_Contents">SOGoSMTPServer</text:p>
          </table:table-cell>
          <table:table-cell table:style-name="Table23.B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23.A2" office:value-type="string">
            <text:p text:style-name="P32">S</text:p>
          </table:table-cell>
          <table:table-cell table:style-name="Table23.B2" office:value-type="string">
            <text:p text:style-name="Table_20_Contents">WOSendMail</text:p>
          </table:table-cell>
          <table:table-cell table:style-name="Table23.B2" office:value-type="string">
            <text:p text:style-name="Table_20_Contents">The path of the sendmail binary.<text:line-break/>Defaults to <text:span text:style-name="Code_20__28_inline_29_">/usr/sbin/sendmail</text:span>.</text:p>
          </table:table-cell>
        </table:table-row>
      </table:table>
      <text:p text:style-name="P8"/>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text:span><text:span text:style-name="T1">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IMAPServer localhost</text:p>
      <text:p text:style-name="Code"/>
      <text:p text:style-name="Standard">The following table describes the parameters that were set :</text:p>
      <table:table table:name="Table28" table:style-name="Table28">
        <table:table-column table:style-name="Table28.A"/>
        <table:table-column table:style-name="Table28.B"/>
        <table:table-column table:style-name="Table28.C"/>
        <table:table-row>
          <table:table-cell table:style-name="Table28.A1" office:value-type="string">
            <text:p text:style-name="P32">U</text:p>
          </table:table-cell>
          <table:table-cell table:style-name="Table28.B1" office:value-type="string">
            <text:p text:style-name="Table_20_Contents">SOGoDraftsFolderName</text:p>
          </table:table-cell>
          <table:table-cell table:style-name="Table28.B1" office:value-type="string">
            <text:p text:style-name="Table_20_Contents">Parameter used to set the IMAP folder name used to store drafts messages.<text:line-break/>Defaults to “Drafts” when unset.</text:p>
          </table:table-cell>
        </table:table-row>
        <table:table-row>
          <table:table-cell table:style-name="Table28.A2" office:value-type="string">
            <text:p text:style-name="P32">U</text:p>
          </table:table-cell>
          <table:table-cell table:style-name="Table28.B2" office:value-type="string">
            <text:p text:style-name="Table_20_Contents">SOGoSentFolderName</text:p>
          </table:table-cell>
          <table:table-cell table:style-name="Table28.B2" office:value-type="string">
            <text:p text:style-name="Table_20_Contents">Parameter used to set the IMAP folder name used to store sent messages. Defaults to “Sent” when unset.</text:p>
          </table:table-cell>
        </table:table-row>
        <table:table-row>
          <table:table-cell table:style-name="Table28.A1" office:value-type="string">
            <text:p text:style-name="P32">U</text:p>
          </table:table-cell>
          <table:table-cell table:style-name="Table28.B1" office:value-type="string">
            <text:p text:style-name="Table_20_Contents">SOGoTrashFolderName</text:p>
          </table:table-cell>
          <table:table-cell table:style-name="Table28.B1" office:value-type="string">
            <text:p text:style-name="Table_20_Contents">Parameter used to set the IMAP folder name used <text:soft-page-break/>to store deleted messages. Defaults to “Trash” when unset.</text:p>
          </table:table-cell>
        </table:table-row>
        <table:table-row>
          <table:table-cell table:style-name="Table28.A1" office:value-type="string">
            <text:p text:style-name="P32">D</text:p>
          </table:table-cell>
          <table:table-cell table:style-name="Table28.B1" office:value-type="string">
            <text:p text:style-name="Table_20_Contents">SOGoIMAPServer</text:p>
          </table:table-cell>
          <table:table-cell table:style-name="Table28.B1" office:value-type="string">
            <text:p text:style-name="Table_20_Contents">Parameter used to set the DNS name or IP address of the IMAP server used by SOGo. You can also use SSL or TLS by providing a value using an URL, such as :</text:p>
            <text:list xml:id="list1250518371" text:style-name="L17">
              <text:list-item>
                <text:p text:style-name="P65">imaps://localhost:993</text:p>
              </text:list-item>
              <text:list-item>
                <text:p text:style-name="P65">imaps://localhost:143/?tls=YES</text:p>
              </text:list-item>
            </text:list>
          </table:table-cell>
        </table:table-row>
        <table:table-row>
          <table:table-cell table:style-name="Table28.A5" office:value-type="string">
            <text:p text:style-name="P32">D</text:p>
          </table:table-cell>
          <table:table-cell table:style-name="Table28.B5" office:value-type="string">
            <text:p text:style-name="Table_20_Contents">SOGoSieveServer</text:p>
          </table:table-cell>
          <table:table-cell table:style-name="Table28.B5" office:value-type="string">
            <text:p text:style-name="Table_20_Contents">Parameter used to set the DNS name or IP address of the Sieve (managesieve) server used by SOGo. You must use an URL such as:</text:p>
            <text:list xml:id="list906878805" text:continue-numbering="true" text:style-name="L17">
              <text:list-item>
                <text:p text:style-name="P65">sieve://localhost</text:p>
              </text:list-item>
              <text:list-item>
                <text:p text:style-name="P65">sieve://localhost:2000</text:p>
              </text:list-item>
            </text:list>
            <text:p text:style-name="Table_20_Contents">Note that SSL or TLS are not currently supported.</text:p>
          </table:table-cell>
        </table:table-row>
        <table:table-row>
          <table:table-cell table:style-name="Table28.A5" office:value-type="string">
            <text:p text:style-name="P32">U</text:p>
          </table:table-cell>
          <table:table-cell table:style-name="Table28.B5" office:value-type="string">
            <text:p text:style-name="Table_20_Contents">SOGoMailShowSubscribedFoldersOnly</text:p>
          </table:table-cell>
          <table:table-cell table:style-name="Table28.B5" office:value-type="string">
            <text:p text:style-name="Table_20_Contents">Parameter used to specify if the Web interface should only show subscribed IMAP folders. Possible values are :</text:p>
            <text:list xml:id="list925119126" text:style-name="L12">
              <text:list-header>
                <text:p text:style-name="P62">◾ YES</text:p>
                <text:p text:style-name="P62">◾ NO</text:p>
                <text:p text:style-name="P66">Defaults to NO when unset.</text:p>
              </text:list-header>
            </text:list>
          </table:table-cell>
        </table:table-row>
        <table:table-row>
          <table:table-cell table:style-name="Table28.A5" office:value-type="string">
            <text:p text:style-name="P32">D</text:p>
          </table:table-cell>
          <table:table-cell table:style-name="Table28.B5" office:value-type="string">
            <text:p text:style-name="Table_20_Contents">SOGoIMAPAclStyle</text:p>
          </table:table-cell>
          <table:table-cell table:style-name="Table28.B5" office:value-type="string">
            <text:list xml:id="list317216539" text:style-name="L16">
              <text:list-header>
                <text:p text:style-name="P64">Parameter used to specify which RFC the IMAP server implements with respect to ACLs. Possible values are :</text:p>
                <text:p text:style-name="P64"><text:span text:style-name="Code_20__28_inline_29_">◾ rfc2086</text:span></text:p>
              </text:list-header>
            </text:list>
            <text:p text:style-name="Table_20_Contents"><text:span text:style-name="Code_20__28_inline_29_">◾ rfc4314</text:span></text:p>
            <text:p text:style-name="Table_20_Contents">Defaults to “rfc4314” when unset.</text:p>
          </table:table-cell>
        </table:table-row>
        <table:table-row>
          <table:table-cell table:style-name="Table28.A5" office:value-type="string">
            <text:p text:style-name="P32">D</text:p>
          </table:table-cell>
          <table:table-cell table:style-name="Table28.B5" office:value-type="string">
            <text:p text:style-name="Table_20_Contents">SOGoIMAPAclConformsToIMAPExt</text:p>
          </table:table-cell>
          <table:table-cell table:style-name="Table28.B5" office:value-type="string">
            <text:p text:style-name="Table_20_Contents">Parameter used to specify if the IMAP server implements the Internet Message Access Protocol Extension. Possible values are :</text:p>
            <text:list xml:id="list1025629256" text:style-name="L12">
              <text:list-header>
                <text:p text:style-name="P62">◾ YES</text:p>
                <text:p text:style-name="P62">◾ NO</text:p>
                <text:p text:style-name="P62">Defaults to NO when unset.</text:p>
              </text:list-header>
            </text:list>
          </table:table-cell>
        </table:table-row>
        <table:table-row>
          <table:table-cell table:style-name="Table28.A5" office:value-type="string">
            <text:p text:style-name="P32">D</text:p>
          </table:table-cell>
          <table:table-cell table:style-name="Table28.B5" office:value-type="string">
            <text:p text:style-name="Table_20_Contents">SOGoForceIMAPLoginWithEmail</text:p>
          </table:table-cell>
          <table:table-cell table:style-name="Table28.B5" office:value-type="string">
            <text:p text:style-name="Table_20_Contents">Parameter used to specify if, when logging in to the IMAP server, the primary email address of the user will be used instead of the username. Possible values are :</text:p>
            <text:list xml:id="list1545433974" text:continue-numbering="true" text:style-name="L12">
              <text:list-header>
                <text:p text:style-name="P62">◾ YES</text:p>
                <text:p text:style-name="P62">◾ NO</text:p>
                <text:p text:style-name="P62">Defaults to NO when unset.</text:p>
              </text:list-header>
            </text:list>
          </table:table-cell>
        </table:table-row>
        <table:table-row>
          <table:table-cell table:style-name="Table28.A5" office:value-type="string">
            <text:p text:style-name="P32">D</text:p>
          </table:table-cell>
          <table:table-cell table:style-name="Table28.B5" office:value-type="string">
            <text:p text:style-name="Table_20_Contents">SOGoMailSpoolPath</text:p>
          </table:table-cell>
          <table:table-cell table:style-name="Table28.B5" office:value-type="string">
            <text:p text:style-name="Table_20_Contents">Parameter used to set the path where temporary email drafts are written.<text:line-break/>Defaults to <text:span text:style-name="Code_20__28_inline_29_">/tmp</text:span>.</text:p>
          </table:table-cell>
        </table:table-row>
        <table:table-row>
          <table:table-cell table:style-name="Table28.A5" office:value-type="string">
            <text:p text:style-name="P32">S</text:p>
          </table:table-cell>
          <table:table-cell table:style-name="Table28.B5" office:value-type="string">
            <text:p text:style-name="Table_20_Contents">NGImap4ConnectionStringSeparator</text:p>
          </table:table-cell>
          <table:table-cell table:style-name="Table28.B5" office:value-type="string">
            <text:p text:style-name="Table_20_Contents">Parameter used to set the IMAP mailbox separator. <text:s/>Setting this will also have an impact on the mailbox separator used by Sieve filters. The default separator is “/”.</text:p>
          </table:table-cell>
        </table:table-row>
      </table:table>
      <text:p text:style-name="P7"/>
      <text:h text:style-name="Heading_20_2" text:outline-level="2"><text:soft-page-break/>Web Interface Configuration</text:h>
      <text:p text:style-name="Text_20_body">The following additional parameters only affect the Web interface behaviour of SOGo.</text:p>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P32">S</text:p>
          </table:table-cell>
          <table:table-cell table:style-name="Table1.B1" office:value-type="string">
            <text:p text:style-name="Table_20_Contents">SOGoPageTitle</text:p>
          </table:table-cell>
          <table:table-cell table:style-name="Table1.B1" office:value-type="string">
            <text:p text:style-name="Table_20_Contents">Parameter used to define the Web page title.<text:line-break/>Defaults to <text:span text:style-name="Code_20__28_inline_29_">SOGo</text:span> when unset.</text:p>
          </table:table-cell>
        </table:table-row>
        <table:table-row>
          <table:table-cell table:style-name="Table1.A2" office:value-type="string">
            <text:p text:style-name="P32">U</text:p>
          </table:table-cell>
          <table:table-cell table:style-name="Table1.B2" office:value-type="string">
            <text:p text:style-name="Table_20_Contents">SOGoLoginModule</text:p>
          </table:table-cell>
          <table:table-cell table:style-name="Table1.B2" office:value-type="string">
            <text:p text:style-name="Table_20_Contents">Parameter used to specify which module to show after login. Possible values are :</text:p>
            <text:list xml:id="list618891651" text:continue-list="list317216539" text:style-name="L16">
              <text:list-header>
                <text:p text:style-name="P64"><text:span text:style-name="Code_20__28_inline_29_">◾ Calendar</text:span></text:p>
              </text:list-header>
            </text:list>
            <text:p text:style-name="Table_20_Contents"><text:span text:style-name="Code_20__28_inline_29_">◾ Mail</text:span></text:p>
            <text:p text:style-name="Table_20_Contents"><text:span text:style-name="Code_20__28_inline_29_">◾ Contacts</text:span></text:p>
            <text:p text:style-name="Table_20_Contents">Defaults to <text:span text:style-name="Code_20__28_inline_29_">Calendar</text:span> when unset.</text:p>
          </table:table-cell>
        </table:table-row>
        <table:table-row>
          <table:table-cell table:style-name="Table1.A2" office:value-type="string">
            <text:p text:style-name="P34">S</text:p>
          </table:table-cell>
          <table:table-cell table:style-name="Table1.B2" office:value-type="string">
            <text:p text:style-name="P37">SOGoFaviconRelativeURL</text:p>
          </table:table-cell>
          <table:table-cell table:style-name="Table1.B2" office:value-type="string">
            <text:p text:style-name="Table_20_Contents"><text:span text:style-name="T10">Parameter used to specify the relative URL of the site favion.<text:line-break/>When unset, defaults to the file </text:span><text:span text:style-name="Code_20__28_inline_29_"><text:span text:style-name="T10">sogo.ico</text:span></text:span><text:span text:style-name="T10"> under </text:span><text:span text:style-name="T10">the default web resources directory.</text:span></text:p>
          </table:table-cell>
        </table:table-row>
        <table:table-row table:style-name="Table1.4">
          <table:table-cell table:style-name="Table1.A4" office:value-type="string">
            <text:p text:style-name="P34">S</text:p>
          </table:table-cell>
          <table:table-cell table:style-name="Table1.B4" office:value-type="string">
            <text:p text:style-name="P37">SOGoZipPath</text:p>
          </table:table-cell>
          <table:table-cell table:style-name="Table1.C4" office:value-type="string">
            <text:p text:style-name="Table_20_Contents"><text:span text:style-name="T10">Parameter used to specify the path of the zip </text:span><text:span text:style-name="T10">binary used to archive messages. Defaults to </text:span><text:span text:style-name="Code_20__28_inline_29_"><text:span text:style-name="T10">/usr/bin/zip w</text:span></text:span><text:span text:style-name="T10">hen unset.</text:span></text:p>
          </table:table-cell>
        </table:table-row>
        <table:table-row table:style-name="Table1.4">
          <table:table-cell table:style-name="Table1.A5" office:value-type="string">
            <text:p text:style-name="P32">D</text:p>
          </table:table-cell>
          <table:table-cell table:style-name="Table1.B5" office:value-type="string">
            <text:p text:style-name="Table_20_Contents">SOGoSoftQuotaRatio</text:p>
          </table:table-cell>
          <table:table-cell table:style-name="Table1.B1"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A1" office:value-type="string">
            <text:p text:style-name="P32">U</text:p>
          </table:table-cell>
          <table:table-cell table:style-name="Table1.B1" office:value-type="string">
            <text:p text:style-name="Table_20_Contents">SOGoMailUseOutlookStyleReplies<text:line-break/>(not currently editable in Web interface)</text:p>
          </table:table-cell>
          <table:table-cell table:style-name="Table1.B2" office:value-type="string">
            <text:p text:style-name="Table_20_Contents">Parameter used to set if email replies should use Outlook's style. Defaults to NO when unset.</text:p>
          </table:table-cell>
        </table:table-row>
        <table:table-row>
          <table:table-cell table:style-name="Table1.A2" office:value-type="string">
            <text:p text:style-name="P32">U</text:p>
          </table:table-cell>
          <table:table-cell table:style-name="Table1.B2" office:value-type="string">
            <text:p text:style-name="Table_20_Contents">SOGoMailListViewColumnsOrder<text:line-break/>(not currently editable in Web interface)</text:p>
          </table:table-cell>
          <table:table-cell table:style-name="Table1.B2"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text:span><text:span text:style-name="Code_20__28_inline_29_">(Flagged, Attachment, Priority, From, </text:span><text:span text:style-name="Code_20__28_inline_29_">Subject, Unread, Date, Size);</text:span></text:p>
          </table:table-cell>
        </table:table-row>
        <table:table-row>
          <table:table-cell table:style-name="Table1.A2" office:value-type="string">
            <text:p text:style-name="P32">D</text:p>
          </table:table-cell>
          <table:table-cell table:style-name="Table1.B2" office:value-type="string">
            <text:p text:style-name="Table_20_Contents">SOGoVacationEnabled</text:p>
          </table:table-cell>
          <table:table-cell table:style-name="Table1.B2" office:value-type="string">
            <text:p text:style-name="Table_20_Contents">Parameter used to activate the edition from the preferences window of a vacation message. Requires Sieve script support on the IMAP host.<text:line-break/>Defaults to NO when unset.</text:p>
          </table:table-cell>
        </table:table-row>
        <table:table-row>
          <table:table-cell table:style-name="Table1.A2" office:value-type="string">
            <text:p text:style-name="P32">D</text:p>
          </table:table-cell>
          <table:table-cell table:style-name="Table1.B2" office:value-type="string">
            <text:p text:style-name="Table_20_Contents">SOGoForwardEnabled</text:p>
          </table:table-cell>
          <table:table-cell table:style-name="Table1.B2"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A2" office:value-type="string">
            <text:p text:style-name="P32">D</text:p>
          </table:table-cell>
          <table:table-cell table:style-name="Table1.B2" office:value-type="string">
            <text:p text:style-name="Table_20_Contents">SOGoSieveScriptsEnabled</text:p>
          </table:table-cell>
          <table:table-cell table:style-name="Table1.B2" office:value-type="string">
            <text:p text:style-name="Table_20_Contents">Parameter used to activate the edition from the preferences windows of server-side mail filters. Requires Sieve script support on the IMAP host.<text:line-break/><text:soft-page-break/>Defaults to NO when unset.</text:p>
          </table:table-cell>
        </table:table-row>
        <table:table-row>
          <table:table-cell table:style-name="Table1.A2" office:value-type="string">
            <text:p text:style-name="P32">D</text:p>
          </table:table-cell>
          <table:table-cell table:style-name="Table1.B2" office:value-type="string">
            <text:p text:style-name="Table_20_Contents">SOGoMailPollingIntervals</text:p>
          </table:table-cell>
          <table:table-cell table:style-name="Table1.B2" office:value-type="string">
            <text:p text:style-name="Table_20_Contents">Parameter used to define the mail polling intervals (in minutes) available to the user. The parameter is an array that can contain the following numbers:</text:p>
            <text:list xml:id="list1773477034" text:continue-numbering="true" text:style-name="L16">
              <text:list-header>
                <text:p text:style-name="P64"><text:span text:style-name="Code_20__28_inline_29_">◾ 1</text:span></text:p>
                <text:p text:style-name="P64"><text:span text:style-name="Code_20__28_inline_29_">◾ 2</text:span></text:p>
                <text:p text:style-name="P64"><text:span text:style-name="Code_20__28_inline_29_">◾ 5</text:span></text:p>
                <text:p text:style-name="P64"><text:span text:style-name="Code_20__28_inline_29_">◾ 10</text:span></text:p>
                <text:p text:style-name="P64"><text:span text:style-name="Code_20__28_inline_29_">◾ 20</text:span></text:p>
                <text:p text:style-name="P64"><text:span text:style-name="Code_20__28_inline_29_">◾ 30</text:span></text:p>
                <text:p text:style-name="P64"><text:span text:style-name="Code_20__28_inline_29_">◾ 60</text:span></text:p>
                <text:p text:style-name="P64">Defaults to the list above when unset.</text:p>
              </text:list-header>
            </text:list>
          </table:table-cell>
        </table:table-row>
        <table:table-row>
          <table:table-cell table:style-name="Table1.A2" office:value-type="string">
            <text:p text:style-name="P32">U</text:p>
          </table:table-cell>
          <table:table-cell table:style-name="Table1.B2" office:value-type="string">
            <text:p text:style-name="Table_20_Contents">SOGoMailMessageCheck</text:p>
          </table:table-cell>
          <table:table-cell table:style-name="Table1.B2" office:value-type="string">
            <text:p text:style-name="Table_20_Contents">Parameter used to define the mail polling interval at which the IMAP server is queried for new messages. Possible values are :</text:p>
            <text:list xml:id="list80291176" text:continue-numbering="true" text:style-name="L16">
              <text:list-header>
                <text:p text:style-name="P64"><text:span text:style-name="Code_20__28_inline_29_">◾ manually</text:span></text:p>
                <text:p text:style-name="P64"><text:span text:style-name="Code_20__28_inline_29_">◾ every_minute</text:span></text:p>
                <text:p text:style-name="P64"><text:span text:style-name="Code_20__28_inline_29_">◾ every_2_minutes</text:span></text:p>
                <text:p text:style-name="P64"><text:span text:style-name="Code_20__28_inline_29_">◾ every_5_minutes</text:span></text:p>
                <text:p text:style-name="P64"><text:span text:style-name="Code_20__28_inline_29_">◾ every_10_minutes</text:span></text:p>
                <text:p text:style-name="P64"><text:span text:style-name="Code_20__28_inline_29_">◾ every_20_minutes</text:span></text:p>
                <text:p text:style-name="P64"><text:span text:style-name="Code_20__28_inline_29_">◾ every_30_minutes</text:span></text:p>
                <text:p text:style-name="P64"><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A2" office:value-type="string">
            <text:p text:style-name="P32">D</text:p>
          </table:table-cell>
          <table:table-cell table:style-name="Table1.B2" office:value-type="string">
            <text:p text:style-name="P40">SOGoMailAuxiliaryUserAccountsEnabled</text:p>
          </table:table-cell>
          <table:table-cell table:style-name="Table1.B2" office:value-type="string">
            <text:p text:style-name="Table_20_Contents">Parameter used to activate the auxiliary IMAP accounts in SOGo. When set to YES, users can add other IMAP accounts that will be visible from the SOGo Webmail interface.</text:p>
            <text:p text:style-name="Table_20_Contents">Defaults to NO when unset.</text:p>
          </table:table-cell>
        </table:table-row>
        <table:table-row>
          <table:table-cell table:style-name="Table1.A2" office:value-type="string">
            <text:p text:style-name="P32">U</text:p>
          </table:table-cell>
          <table:table-cell table:style-name="Table1.B2" office:value-type="string">
            <text:p text:style-name="Table_20_Contents">SOGoDayStartTime</text:p>
          </table:table-cell>
          <table:table-cell table:style-name="Table1.B2" office:value-type="string">
            <text:p text:style-name="Table_20_Contents">The hour at which the day starts (0 through 12).</text:p>
            <text:p text:style-name="Table_20_Contents">Defaults to 8 when unset.</text:p>
          </table:table-cell>
        </table:table-row>
        <table:table-row>
          <table:table-cell table:style-name="Table1.A2" office:value-type="string">
            <text:p text:style-name="P32">U</text:p>
          </table:table-cell>
          <table:table-cell table:style-name="Table1.B2" office:value-type="string">
            <text:p text:style-name="Table_20_Contents">SOGoDayEndTime</text:p>
          </table:table-cell>
          <table:table-cell table:style-name="Table1.B2" office:value-type="string">
            <text:p text:style-name="Table_20_Contents">The hour at which the day ends (12 through 23).</text:p>
            <text:p text:style-name="Table_20_Contents">Defaults to 18 when unset.</text:p>
          </table:table-cell>
        </table:table-row>
        <table:table-row>
          <table:table-cell table:style-name="Table1.A2" office:value-type="string">
            <text:p text:style-name="P32">U</text:p>
          </table:table-cell>
          <table:table-cell table:style-name="Table1.B2" office:value-type="string">
            <text:p text:style-name="Table_20_Contents">SOGoFirstDayOfWeek</text:p>
          </table:table-cell>
          <table:table-cell table:style-name="Table1.B2"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A2" office:value-type="string">
            <text:p text:style-name="P32">U</text:p>
          </table:table-cell>
          <table:table-cell table:style-name="Table1.B2" office:value-type="string">
            <text:p text:style-name="Table_20_Contents">SOGoFirstWeekOfYear</text:p>
          </table:table-cell>
          <table:table-cell table:style-name="Table1.B2" office:value-type="string">
            <text:p text:style-name="Table_20_Contents">Parameter used to defined how is identified the first week of the year. Possible values are :</text:p>
            <text:p text:style-name="Table_20_Contents"><text:span text:style-name="Code_20__28_inline_29_">◾ </text:span><text:span text:style-name="Code_20__28_inline_29_">January1</text:span></text:p>
            <text:p text:style-name="Table_20_Contents"><text:span text:style-name="Code_20__28_inline_29_">◾ </text:span><text:span text:style-name="Code_20__28_inline_29_">First4DayWeek</text:span></text:p>
            <text:p text:style-name="Table_20_Contents"><text:span text:style-name="Code_20__28_inline_29_">◾ </text:span><text:span text:style-name="Code_20__28_inline_29_">FirstFullWeek</text:span></text:p>
            <text:p text:style-name="Table_20_Contents">Defaults to <text:span text:style-name="Code_20__28_inline_29_">January1</text:span> when unset.</text:p>
          </table:table-cell>
        </table:table-row>
        <table:table-row>
          <table:table-cell table:style-name="Table1.A2" office:value-type="string">
            <text:p text:style-name="P32">U</text:p>
          </table:table-cell>
          <table:table-cell table:style-name="Table1.B2" office:value-type="string">
            <text:p text:style-name="Table_20_Contents">SOGoTimeFormat</text:p>
          </table:table-cell>
          <table:table-cell table:style-name="Table1.B2" office:value-type="string">
            <text:p text:style-name="Table_20_Contents">The format used to display time in the timeline of the day and week views. Please refer to the documentation for the <text:span text:style-name="T9">date</text:span> command or the <text:span text:style-name="T9">strftime</text:span><text:span text:style-name="T8"> C function for the list of available format sequence.</text:span></text:p>
            <text:p text:style-name="Table_20_Contents"><text:soft-page-break/>Defaults to <text:span text:style-name="Code_20__28_inline_29_">%H:%M</text:span>.</text:p>
          </table:table-cell>
        </table:table-row>
        <table:table-row>
          <table:table-cell table:style-name="Table1.A2" office:value-type="string">
            <text:p text:style-name="P32">U</text:p>
          </table:table-cell>
          <table:table-cell table:style-name="Table1.B2" office:value-type="string">
            <text:p text:style-name="Table_20_Contents">SOGoCalendarCategories</text:p>
          </table:table-cell>
          <table:table-cell table:style-name="Table1.B2"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A2" office:value-type="string">
            <text:p text:style-name="P32"/>
          </table:table-cell>
          <table:table-cell table:style-name="Table1.B2" office:value-type="string">
            <text:p text:style-name="Table_20_Contents">SOGoCalendarDefaultCategoryColor</text:p>
          </table:table-cell>
          <table:table-cell table:style-name="Table1.B2"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A2" office:value-type="string">
            <text:p text:style-name="P32">D</text:p>
          </table:table-cell>
          <table:table-cell table:style-name="Table1.B2" office:value-type="string">
            <text:p text:style-name="Table_20_Contents">SOGoFreeBusyDefaultInterval</text:p>
          </table:table-cell>
          <table:table-cell table:style-name="Table1.B2" office:value-type="string">
            <text:p text:style-name="Table_20_Contents">The number of days to include in the free busy 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A2" office:value-type="string">
            <text:p text:style-name="P32">U</text:p>
          </table:table-cell>
          <table:table-cell table:style-name="Table1.B2" office:value-type="string">
            <text:p text:style-name="Table_20_Contents">SOGoMailMessageForwarding</text:p>
          </table:table-cell>
          <table:table-cell table:style-name="Table1.B2" office:value-type="string">
            <text:p text:style-name="Table_20_Contents">The method the message is to be forwarded. Possible values are :</text:p>
            <text:p text:style-name="Table_20_Contents"><text:span text:style-name="Code_20__28_inline_29_">◾ inline</text:span></text:p>
            <text:p text:style-name="Table_20_Contents"><text:span text:style-name="Code_20__28_inline_29_">◾ attached</text:span></text:p>
            <text:p text:style-name="Table_20_Contents">Defaults to <text:span text:style-name="Code_20__28_inline_29_">inline</text:span>.</text:p>
          </table:table-cell>
        </table:table-row>
        <table:table-row>
          <table:table-cell table:style-name="Table1.A2" office:value-type="string">
            <text:p text:style-name="P32">U</text:p>
          </table:table-cell>
          <table:table-cell table:style-name="Table1.B2" office:value-type="string">
            <text:p text:style-name="Table_20_Contents">SOGoMailReplyPlacement</text:p>
          </table:table-cell>
          <table:table-cell table:style-name="Table1.B2" office:value-type="string">
            <text:p text:style-name="Table_20_Contents">The reply placement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2">U</text:p>
          </table:table-cell>
          <table:table-cell table:style-name="Table1.B2" office:value-type="string">
            <text:p text:style-name="Table_20_Contents">SOGoMailSignaturePlacement</text:p>
          </table:table-cell>
          <table:table-cell table:style-name="Table1.B2" office:value-type="string">
            <text:p text:style-name="Table_20_Contents">The placement of the signature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2">U</text:p>
          </table:table-cell>
          <table:table-cell table:style-name="Table1.B2" office:value-type="string">
            <text:p text:style-name="Table_20_Contents">SOGoMailComposeMessageType</text:p>
          </table:table-cell>
          <table:table-cell table:style-name="Table1.B2" office:value-type="string">
            <text:p text:style-name="Table_20_Contents">The message composition format. Possible values are :</text:p>
            <text:p text:style-name="Table_20_Contents"><text:span text:style-name="Code_20__28_inline_29_">◾ text</text:span></text:p>
            <text:p text:style-name="Table_20_Contents"><text:span text:style-name="Code_20__28_inline_29_">◾ html</text:span></text:p>
            <text:p text:style-name="Table_20_Contents">Defaults to <text:span text:style-name="Code_20__28_inline_29_">text.</text:span></text:p>
          </table:table-cell>
        </table:table-row>
        <table:table-row>
          <table:table-cell table:style-name="Table1.A2" office:value-type="string">
            <text:p text:style-name="P32">S</text:p>
          </table:table-cell>
          <table:table-cell table:style-name="Table1.B2" office:value-type="string">
            <text:p text:style-name="P6">SOGoEnableEMailAlarms</text:p>
          </table:table-cell>
          <table:table-cell table:style-name="Table1.B2" office:value-type="string">
            <text:p text:style-name="Table_20_Contents">Parameter used to enable email-based alarms on events and tasks. See the “EMail reminders” section from this document for more information.</text:p>
          </table:table-cell>
        </table:table-row>
        <table:table-row>
          <table:table-cell table:style-name="Table1.A2" office:value-type="string">
            <text:p text:style-name="P32">U</text:p>
          </table:table-cell>
          <table:table-cell table:style-name="Table1.B2" office:value-type="string">
            <text:p text:style-name="P6">SOGoContactsCategories</text:p>
          </table:table-cell>
          <table:table-cell table:style-name="Table1.B2" office:value-type="string">
            <text:p text:style-name="Table_20_Contents">Parameter used to define the categories that can be associated to contacts. This parameter is an array of arbitrary strings.<text:line-break/>Defaults to a list that depends on the language.</text:p>
          </table:table-cell>
        </table:table-row>
        <table:table-row>
          <table:table-cell table:style-name="Table1.A2" office:value-type="string">
            <text:p text:style-name="P32">D</text:p>
          </table:table-cell>
          <table:table-cell table:style-name="Table1.B2" office:value-type="string">
            <text:p text:style-name="P6">SOGUIAdditionalJSFiles</text:p>
          </table:table-cell>
          <table:table-cell table:style-name="Table1.B2" office:value-type="string">
            <text:p text:style-name="Table_20_Contents">Parameter used to define the list of additional JavaScript files loaded by SOGo for all displayed web pages. This parameter is an array of strings corresponding of paths to the arbitrary JavaScript files.</text:p>
          </table:table-cell>
        </table:table-row>
      </table:table>
      <text:p text:style-name="Text_20_body"><text:soft-page-break/></text:p>
      <text:h text:style-name="Heading_20_2" text:outline-level="2">SOGo Configuration Summary</text:h>
      <text:p text:style-name="Standard">The complete SOGo configuration file, which is located in <text:span text:style-name="Code_20__28_inline_29_">/home/sogo/GNUstep/Defaults/.GNUstepDefaults</text:span> should look like this :</text:p>
      <text:p text:style-name="Code">{</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Domain = acme.com;</text:p>
      <text:p text:style-name="Code"><text:tab/>SOGoDraftsFolderName = Drafts;</text:p>
      <text:p text:style-name="Code"><text:tab/>SOGoIMAPServer = localhost;</text:p>
      <text:p text:style-name="Code"><text:tab/>SOGoUserSources = (</text:p>
      <text:p text:style-name="Code"><text:tab/> <text:s text:c="3"/>{</text:p>
      <text:p text:style-name="Code"><text:tab/><text:tab/>type = ldap;</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s text:c="4"/>};</text:p>
      <text:p text:style-name="Code">}</text:p>
      <text:p text:style-name="Code"/>
      <text:p text:style-name="Standard"><text:soft-page-break/>If you want your installation to isolate two groups of users, you must define a distinct authentication source for each <text:span text:style-name="T9">domain</text:span>. Following is the same configuration that now includes two domains (acme.com and coyote.com) :</text:p>
      <text:p text:style-name="Code">{</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tab/>SOGoIMAPServer = localhost;</text:p>
      <text:p text:style-name="Code"><text:tab/>domains = {</text:p>
      <text:p text:style-name="Code"><text:tab/><text:tab/>acme.com = {</text:p>
      <text:p text:style-name="Code"><text:tab/><text:tab/><text:tab/>SOGoMailDomain = acme.com;</text:p>
      <text:p text:style-name="Code"><text:tab/><text:tab/><text:tab/>SOGoDraftsFolderName = Drafts;</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acme,dc=com";</text:p>
      <text:p text:style-name="Code"><text:tab/><text:tab/><text:tab/><text:tab/>bindDN = "uid=sogo,ou=users,dc=acm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tab/>coyote.com = {</text:p>
      <text:p text:style-name="Code"><text:tab/><text:tab/><text:tab/>SOGoMailDomain = coyote.com;</text:p>
      <text:p text:style-name="Code"><text:tab/><text:tab/><text:tab/>SOGoIMAPServer = imap.coyote.com;</text:p>
      <text:p text:style-name="Code"><text:tab/><text:tab/><text:tab/>SOGoUserSources = (</text:p>
      <text:p text:style-name="Code"><text:tab/><text:tab/><text:tab/> <text:s text:c="3"/>{</text:p>
      <text:p text:style-name="Code"><text:tab/><text:tab/><text:tab/><text:tab/>type = ldap;</text:p>
      <text:p text:style-name="Code"><text:soft-page-break/><text:tab/><text:tab/><text:tab/><text:tab/>CNFieldName = cn;</text:p>
      <text:p text:style-name="Code"><text:tab/><text:tab/><text:tab/><text:tab/>IDFieldName = uid;</text:p>
      <text:p text:style-name="Code"><text:tab/><text:tab/><text:tab/><text:tab/>UIDFieldName = uid;</text:p>
      <text:p text:style-name="Code"><text:tab/><text:tab/><text:tab/><text:tab/>baseDN = "ou=users,dc=coyote,dc=com";</text:p>
      <text:p text:style-name="Code"><text:tab/><text:tab/><text:tab/><text:tab/>bindDN = "uid=sogo,ou=users,dc=coyot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p>
      <text:p text:style-name="Code"><text:s text:c="4"/>};</text:p>
      <text:p text:style-name="Code">}</text:p>
      <text:h text:style-name="Heading_20_2" text:outline-level="2">Apache Configuration</text:h>
      <text:p text:style-name="Standard">The SOGo configuration for Apache is located in <text:span text:style-name="T2">/etc/httpd/conf.d/SOGo.conf</text:span>.</text:p>
      <text:p text:style-name="Standard">Upon SOGo installation, a default configuration file is created which is suitable for most configurations. </text:p>
      <text:p text:style-name="Standard">You must also configure the following parameters in the SOGo configuration file for Apache in order to have a working installation :</text:p>
      <text:p text:style-name="Standard"><text:span text:style-name="T6">RequestHeader set "x-webobjects-server-port" "80"<text:line-break/>RequestHeader set "x-webobjects-server-name" "yourhostname"<text:line-break/>RequestHeader set "x-webobjects-server-url" "</text:span><text:span text:style-name="T6">http://yourhostname"</text:span></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6">mod_proxy</text:span> and <text:span text:style-name="T6">mod_headers</text:span> to relay requests to the <text:span text:style-name="T6">sogod</text:span> parent process. This is suitable for small to medium deployments. </text:p>
      <text:h text:style-name="Heading_20_2" text:outline-level="2">Starting Services</text:h>
      <text:p text:style-name="Standard">Once SOGo if fully installed and configured, start the services using the following command :</text:p>
      <text:p text:style-name="Code"><text:soft-page-break/>service sogod start</text:p>
      <text:p text:style-name="P18"/>
      <text:p text:style-name="Standard">You may verify using the <text:span text:style-name="T2">chkconfig</text:span> command that the SOGo service is automatically started at boot time. Finally, restart the Apache service since modules and configuration files were added :</text:p>
      <text:p text:style-name="Code">service httpd restart</text:p>
      <text:p text:style-name="Code"/>
      <text:p text:style-name="P21">Finally, you should also make sure that the <text:span text:style-name="Code_20__28_inline_29_">memcached</text:span> service is started and that it is also automatically started at boot time.</text:p>
      <text:p text:style-name="P21"/>
      <text:h text:style-name="Heading_20_2" text:outline-level="2">EMail reminders</text:h>
      <text:p text:style-name="P13">SOGo allows you to set email-based reminders for events and tasks. To enable this, you must enable the SOGoEnableEMailAlarms preference and set the OCSEMailAlarmsFolderURL preference accordingly.</text:p>
      <text:p text:style-name="P13">Once you've correctly set those two preferences, you must create a <text:span text:style-name="T9">cronjob</text:span> that will run under the “sogo” user. This <text:span text:style-name="T9">cronjob</text:span> should be run every minute so an entry in the contrab should be defined like :</text:p>
      <text:p text:style-name="P11">* * * * * <text:s text:c="6"/>/path/to/sogo-ealarms-notify</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8"/>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7"/>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text:soft-page-break/>objectClass: organizationalPerson</text:p>
      <text:p text:style-name="Code">uid: jdoe</text:p>
      <text:p text:style-name="Code">cn: John Doe</text:p>
      <text:p text:style-name="Code">mail: jdoe@acme.com</text:p>
      <text:p text:style-name="Code">sn: Doe</text:p>
      <text:p text:style-name="Code">givenName: John</text:p>
      <text:p text:style-name="P18"/>
      <text:p text:style-name="Standard">Load the LDIF file inside your LDAP server using the following command :</text:p>
      <text:p text:style-name="Code">ldapadd -f jdoe.ldif -x -w qwerty -D cn=Manager,dc=acme,dc=com</text:p>
      <text:p text:style-name="P18"/>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8"/>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73"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8.7.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20"/>
      <text:p text:style-name="Standard">Download your preferred JDBC driver and move it to :</text:p>
      <text:p text:style-name="Code">/opt/Funambol/tools/tomcat/lib/</text:p>
      <text:p text:style-name="P20"/>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ojdbc14.jar file. For MySQL, please refer to the following site : <text:a xlink:type="simple" xlink:href="http://dev.mysql.com/usingmysql/java/">http://dev.mysql.com/usingmysql/java/</text:a></text:p>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P4"/>
      <text:p text:style-name="Standard">Then, download the funambol-sogo-1.0.8.s4j file from <text:a xlink:type="simple" xlink:href="http://www.sogo.nu/downloads/backend.html">http://www.sogo.nu/downloads/backend.html</text:a> and move it to :</text:p>
      <text:p text:style-name="Code">/opt/Funambol/ds-server/modules</text:p>
      <text:p text:style-name="P20"/>
      <text:p text:style-name="Standard">Then, open the <text:span text:style-name="Code_20__28_inline_29_">/opt/Funambol/ds-server/install.properties</text:span> file and add "<text:span text:style-name="Code_20__28_inline_29_">funambol-sogo-1.0.8</text:span>" at the end of the "<text:span text:style-name="Code_20__28_inline_29_">modules-to-install</text:span>" line.</text:p>
      <text:p text:style-name="Standard">Start the Funambol server using :</text:p>
      <text:p text:style-name="Code">/opt/Funambol/bin/funambol start</text:p>
      <text:p text:style-name="P20"/>
      <text:p text:style-name="Standard">Next, install the Funambol SOGo Connector within Funambol server by issuing the following commands :</text:p>
      <text:p text:style-name="Code"><text:soft-page-break/>cd /opt/Funambol/</text:p>
      <text:p text:style-name="Code">./bin/install-modules</text:p>
      <text:p text:style-name="P20"/>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0"/>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sogo</text:p>
      <text:p text:style-name="P20"/>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0"/>
      <text:p text:style-name="Standard">and save the preferences. Then, modify the following file :</text:p>
      <text:p text:style-name="Code">/opt/Funambol/config/ca/inverse/sogo/security/SOGoOfficer.xml</text:p>
      <text:p text:style-name="P20"/>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
      <text:p text:style-name="P42">&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9">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9">If you only use the SOGo Connector plug in, you can still easily access your data.</text:p>
      <text:p text:style-name="P9"><text:span text:style-name="Keyword"><text:span text:style-name="T8">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t;hostname&gt;/SOGo/dav/jdoe/Contacts/personal/</text:a></text:p>
      <text:p text:style-name="List_20_1"><text:soft-page-break/>❏<text:tab/>Click on OK.<text:line-break/></text:p>
      <text:p text:style-name="Standard"><text:span text:style-name="Keyword"><text:span text:style-name="T8">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Apple iCal 3 and 4</text:h>
      <text:p text:style-name="Standard">Apple iCal 3 or 4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Heading_20_2" text:outline-level="2">Apple AddressBook (Mac OS X 10.6)</text:h>
      <text:p text:style-name="Standard">Apple AddressBook on Mac OS X 10.6 (Snow Leopard) can be configured to use SOGo.</text:p>
      <text:p text:style-name="Standard">In order to make this work, you must add a new virtual host in your Apache configuration file to listen on port 8800 and handle requests coming from iOS devices.</text:p>
      <text:p text:style-name="Standard">The virtual host should be defined like :</text:p>
      <text:p text:style-name="Code">&lt;VirtualHost *:8800&gt;</text:p>
      <text:p text:style-name="Code"><text:s text:c="2"/>RewriteEngine Off</text:p>
      <text:p text:style-name="Code"><text:s text:c="2"/>ProxyRequests Off</text:p>
      <text:p text:style-name="Code"><text:s text:c="2"/>SetEnv proxy-nokeepalive 1</text:p>
      <text:p text:style-name="Code"><text:s text:c="2"/>ProxyPreserveHost On</text:p>
      <text:p text:style-name="Code"><text:s text:c="2"/>ProxyPassInterpolateEnv On</text:p>
      <text:p text:style-name="Code"><text:s text:c="2"/>ProxyPass /principals http://127.0.0.1:20000/SOGo/dav/ interpolate</text:p>
      <text:p text:style-name="Code"><text:s text:c="2"/>ProxyPass /SOGo http://127.0.0.1:20000/SOGo interpolate</text:p>
      <text:p text:style-name="Code"><text:s text:c="2"/>ProxyPass / http://127.0.0.1:20000/SOGo/dav/ interpolate</text:p>
      <text:p text:style-name="Code"/>
      <text:p text:style-name="Code"><text:soft-page-break/><text:s text:c="2"/>&lt;Location /&gt;</text:p>
      <text:p text:style-name="Code"><text:s text:c="4"/>Order allow,deny</text:p>
      <text:p text:style-name="Code"><text:s text:c="4"/>Allow from all</text:p>
      <text:p text:style-name="Code"><text:s text:c="2"/>&lt;/Location&gt;</text:p>
      <text:p text:style-name="Code"><text:s text:c="2"/>&lt;Proxy http://127.0.0.1:20000&gt;</text:p>
      <text:p text:style-name="Code"><text:s text:c="4"/>RequestHeader set "x-webobjects-server-port" "8800"</text:p>
      <text:p text:style-name="Code"><text:s text:c="4"/>RequestHeader set "x-webobjects-server-name" "acme.com:8800"</text:p>
      <text:p text:style-name="Code"><text:s text:c="4"/>RequestHeader set "x-webobjects-server-url" "http://acme.com:8800"</text:p>
      <text:p text:style-name="Code"><text:s text:c="4"/>RequestHeader set "x-webobjects-server-protocol" "HTTP/1.0"</text:p>
      <text:p text:style-name="Code"><text:s text:c="4"/>RequestHeader set "x-webobjects-remote-host" "127.0.0.1"</text:p>
      <text:p text:style-name="Code"><text:s text:c="4"/>AddDefaultCharset UTF-8</text:p>
      <text:p text:style-name="Code"><text:s text:c="2"/>&lt;/Proxy&gt;</text:p>
      <text:p text:style-name="Code"><text:s text:c="2"/>ErrorLog /var/log/apache2/ab-error.log</text:p>
      <text:p text:style-name="Code"><text:s text:c="2"/>CustomLog /var/log/apache2/ab-access.log combined</text:p>
      <text:p text:style-name="Code">&lt;/VirtualHost&gt;</text:p>
      <text:p text:style-name="Standard"/>
      <text:p text:style-name="Standard">This configuration is also required if you want to configure a CardDAV account on a Apple iOS device (version 4.0 and later).</text:p>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tab/>For tasks: <text:tab/><text:span text:style-name="Code_20__28_inline_29_">sogo-todo</text:span></text:p>
      <text:p text:style-name="Standard"/>
      <text:p text:style-name="Standard">The user name / password is the same as the one you can use to log in SOGo.</text:p>
      <text:p text:style-name="Standard">For more details on mobile devices, such as Apple iPhone, please refer to the <text:span text:style-name="Keyword">SOGo Mobile Devices – Installation and Configuration</text:span> guide available from <text:a xlink:type="simple" xlink:href="http://www.sogo.nu/">http://www.sogo.nu</text:a>.</text:p>
      <text:h text:style-name="P73"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1" svg:font-family="StarSymbol" style:font-charset="x-symbol"/>
    <style:font-face style:name="OpenSymbol" svg:font-family="OpenSymbol"/>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keep-together="always"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0cm" fo:margin-right="0cm"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fo:keep-with-next="always">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2.999cm" fo:margin-right="0cm" fo:keep-together="auto" fo:orphans="4" fo:text-indent="0cm"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635cm" fo:margin-right="0cm"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left="4.001cm" fo:margin-right="1cm" fo:margin-top="0cm" fo:margin-bottom="0.499cm" fo:text-indent="0cm" style:auto-text-indent="false" style:page-number="auto"/>
      <style:text-properties fo:font-style="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2</text:chapter></text:p>
      </style:header>
      <style:footer>
        <text:p text:style-name="MP1">© 2008-2011 Inverse inc.<text:tab/><text:chapter text:display="name" text:outline-level="1">Configuration</text:chapter><text:tab/><text:page-number text:select-page="current">1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meta:creation-date>2008-10-24T09:42:32</meta:creation-date>
    <meta:editing-cycles>321</meta:editing-cycles>
    <meta:editing-duration>P8DT18H43M42S</meta:editing-duration>
    <dc:date>2011-04-28T15:39:31</dc:date>
    <dc:creator>Francis Lachapelle</dc:creator>
    <meta:document-statistic meta:table-count="11" meta:image-count="4" meta:object-count="0" meta:page-count="45" meta:paragraph-count="1010" meta:word-count="8746" meta:character-count="57662"/>
    <meta:user-defined meta:name="Info 1"/>
    <meta:user-defined meta:name="Info 2"/>
    <meta:user-defined meta:name="Info 3"/>
    <meta:user-defined meta:name="Info 4"/>
  </office:meta>
</office:document-meta>
</file>